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300000243B2099089BA62D106.gif" manifest:media-type="image/gif"/>
  <manifest:file-entry manifest:full-path="Pictures/1000020100000010000000106D6DD7E776639DD6.png" manifest:media-type="image/png"/>
  <manifest:file-entry manifest:full-path="Pictures/10000201000000100000001017CE49A238CF5EB1.png" manifest:media-type="image/png"/>
  <manifest:file-entry manifest:full-path="Pictures/100002010000001000000010B59E08620A0872B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19.001cm" table:align="margins"/>
    </style:style>
    <style:style style:name="Table4.A" style:family="table-column">
      <style:table-column-properties style:column-width="3.651cm" style:rel-column-width="12593*"/>
    </style:style>
    <style:style style:name="Table4.B" style:family="table-column">
      <style:table-column-properties style:column-width="5.133cm" style:rel-column-width="17703*"/>
    </style:style>
    <style:style style:name="Table4.C" style:family="table-column">
      <style:table-column-properties style:column-width="10.216cm" style:rel-column-width="3523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9.001cm" table:align="margins"/>
    </style:style>
    <style:style style:name="Table5.A" style:family="table-column">
      <style:table-column-properties style:column-width="3.254cm" style:rel-column-width="11224*"/>
    </style:style>
    <style:style style:name="Table5.B" style:family="table-column">
      <style:table-column-properties style:column-width="4.789cm" style:rel-column-width="16517*"/>
    </style:style>
    <style:style style:name="Table5.C" style:family="table-column">
      <style:table-column-properties style:column-width="10.957cm" style:rel-column-width="377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C1" style:family="table-cell">
      <style:table-cell-properties fo:padding="0.097cm" fo:border-left="none" fo:border-right="0.05pt solid #000000"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C2" style:family="table-cell">
      <style:table-cell-properties fo:padding="0.097cm" fo:border-left="none" fo:border-right="0.05pt solid #000000" fo:border-top="none" fo:border-bottom="0.05pt solid #000000"/>
    </style:style>
    <style:style style:name="Table1" style:family="table">
      <style:table-properties style:width="19.001cm" table:align="margins"/>
    </style:style>
    <style:style style:name="Table1.A" style:family="table-column">
      <style:table-column-properties style:column-width="3.254cm" style:rel-column-width="11224*"/>
    </style:style>
    <style:style style:name="Table1.B" style:family="table-column">
      <style:table-column-properties style:column-width="4.789cm" style:rel-column-width="16517*"/>
    </style:style>
    <style:style style:name="Table1.C" style:family="table-column">
      <style:table-column-properties style:column-width="10.957cm" style:rel-column-width="377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C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2" style:family="table">
      <style:table-properties style:width="19.001cm" table:align="margins"/>
    </style:style>
    <style:style style:name="Table2.A" style:family="table-column">
      <style:table-column-properties style:column-width="3.201cm" style:rel-column-width="11042*"/>
    </style:style>
    <style:style style:name="Table2.B" style:family="table-column">
      <style:table-column-properties style:column-width="4.815cm" style:rel-column-width="16608*"/>
    </style:style>
    <style:style style:name="Table2.C" style:family="table-column">
      <style:table-column-properties style:column-width="10.984cm" style:rel-column-width="3788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C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C2" style:family="table-cell">
      <style:table-cell-properties fo:padding="0.097cm" fo:border-left="none" fo:border-right="0.05pt solid #000000" fo:border-top="none" fo:border-bottom="0.05pt solid #000000"/>
    </style:style>
    <style:style style:name="Table3" style:family="table">
      <style:table-properties style:width="19.001cm" table:align="margins"/>
    </style:style>
    <style:style style:name="Table3.A" style:family="table-column">
      <style:table-column-properties style:column-width="3.201cm" style:rel-column-width="11042*"/>
    </style:style>
    <style:style style:name="Table3.B" style:family="table-column">
      <style:table-column-properties style:column-width="4.815cm" style:rel-column-width="16608*"/>
    </style:style>
    <style:style style:name="Table3.C" style:family="table-column">
      <style:table-column-properties style:column-width="10.984cm" style:rel-column-width="3788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C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75727"/>
    </style:style>
    <style:style style:name="P3" style:family="paragraph" style:parent-style-name="Standard">
      <style:paragraph-properties fo:text-align="justify" style:justify-single-word="false"/>
      <style:text-properties officeooo:paragraph-rsid="0057fd0a"/>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officeooo:paragraph-rsid="00420271" style:font-weight-asian="normal" style:font-weight-complex="normal"/>
    </style:style>
    <style:style style:name="P6" style:family="paragraph" style:parent-style-name="Standard">
      <style:paragraph-properties fo:text-align="justify" style:justify-single-word="false"/>
      <style:text-properties fo:font-weight="normal" officeooo:paragraph-rsid="004a18b6" style:font-weight-asian="normal" style:font-weight-complex="normal"/>
    </style:style>
    <style:style style:name="P7" style:family="paragraph" style:parent-style-name="Standard">
      <style:paragraph-properties fo:text-align="justify" style:justify-single-word="false"/>
      <style:text-properties fo:font-weight="normal" officeooo:rsid="0010ee76" officeooo:paragraph-rsid="0010ee76" style:font-weight-asian="normal" style:font-weight-complex="normal"/>
    </style:style>
    <style:style style:name="P8" style:family="paragraph" style:parent-style-name="Standard">
      <style:paragraph-properties fo:text-align="justify" style:justify-single-word="false"/>
      <style:text-properties fo:font-weight="normal" officeooo:rsid="0010ee76" officeooo:paragraph-rsid="00175727" style:font-weight-asian="normal" style:font-weight-complex="normal"/>
    </style:style>
    <style:style style:name="P9" style:family="paragraph" style:parent-style-name="Standard">
      <style:paragraph-properties fo:text-align="justify" style:justify-single-word="false"/>
      <style:text-properties fo:font-weight="normal" officeooo:rsid="00175727" officeooo:paragraph-rsid="00175727" style:font-weight-asian="normal" style:font-weight-complex="normal"/>
    </style:style>
    <style:style style:name="P10" style:family="paragraph" style:parent-style-name="Standard">
      <style:paragraph-properties fo:text-align="justify" style:justify-single-word="false"/>
      <style:text-properties fo:font-weight="normal" officeooo:rsid="00437e69" officeooo:paragraph-rsid="00437e69" style:font-weight-asian="normal" style:font-weight-complex="normal"/>
    </style:style>
    <style:style style:name="P11" style:family="paragraph" style:parent-style-name="Standard">
      <style:paragraph-properties fo:text-align="justify" style:justify-single-word="false"/>
      <style:text-properties fo:font-weight="normal" officeooo:rsid="0046667c" officeooo:paragraph-rsid="0046667c" style:font-weight-asian="normal" style:font-weight-complex="normal"/>
    </style:style>
    <style:style style:name="P12" style:family="paragraph" style:parent-style-name="Standard">
      <style:paragraph-properties fo:text-align="justify" style:justify-single-word="false"/>
      <style:text-properties fo:font-weight="normal" officeooo:rsid="003f7173" officeooo:paragraph-rsid="004ea456" style:font-weight-asian="normal" style:font-weight-complex="normal"/>
    </style:style>
    <style:style style:name="P13" style:family="paragraph" style:parent-style-name="Standard">
      <style:paragraph-properties fo:text-align="justify" style:justify-single-word="false"/>
      <style:text-properties fo:font-weight="normal" officeooo:rsid="0063cb87" officeooo:paragraph-rsid="0063cb87" style:font-weight-asian="normal" style:font-weight-complex="normal"/>
    </style:style>
    <style:style style:name="P14" style:family="paragraph" style:parent-style-name="Standard">
      <style:paragraph-properties fo:text-align="justify" style:justify-single-word="false"/>
      <style:text-properties fo:font-weight="normal" officeooo:rsid="00678f49" officeooo:paragraph-rsid="00678f49" style:font-weight-asian="normal" style:font-weight-complex="normal"/>
    </style:style>
    <style:style style:name="P15" style:family="paragraph" style:parent-style-name="Standard">
      <style:paragraph-properties fo:text-align="justify" style:justify-single-word="false"/>
      <style:text-properties fo:font-weight="normal" officeooo:rsid="006e8049" officeooo:paragraph-rsid="006e8049" style:font-weight-asian="normal" style:font-weight-complex="normal"/>
    </style:style>
    <style:style style:name="P16" style:family="paragraph" style:parent-style-name="Standard">
      <style:paragraph-properties fo:text-align="justify" style:justify-single-word="false"/>
      <style:text-properties fo:font-weight="normal" officeooo:rsid="00738c1b" officeooo:paragraph-rsid="00738c1b" style:font-weight-asian="normal" style:font-weight-complex="normal"/>
    </style:style>
    <style:style style:name="P17" style:family="paragraph" style:parent-style-name="Standard">
      <style:paragraph-properties fo:text-align="justify" style:justify-single-word="false"/>
      <style:text-properties fo:font-weight="normal" officeooo:rsid="0078c2a8" officeooo:paragraph-rsid="0078c2a8" style:font-weight-asian="normal" style:font-weight-complex="normal"/>
    </style:style>
    <style:style style:name="P18" style:family="paragraph" style:parent-style-name="Standard">
      <style:paragraph-properties fo:text-align="justify" style:justify-single-word="false"/>
      <style:text-properties fo:font-weight="normal" officeooo:rsid="007bc560" officeooo:paragraph-rsid="007c6716" style:font-weight-asian="normal" style:font-weight-complex="normal"/>
    </style:style>
    <style:style style:name="P19" style:family="paragraph" style:parent-style-name="Standard">
      <style:paragraph-properties fo:text-align="justify" style:justify-single-word="false"/>
      <style:text-properties fo:font-weight="normal" officeooo:rsid="007c6716" officeooo:paragraph-rsid="007c6716" style:font-weight-asian="normal" style:font-weight-complex="normal"/>
    </style:style>
    <style:style style:name="P20" style:family="paragraph" style:parent-style-name="Standard">
      <style:paragraph-properties fo:text-align="justify" style:justify-single-word="false"/>
      <style:text-properties fo:font-weight="normal" officeooo:rsid="007d8945" officeooo:paragraph-rsid="007d8945" style:font-weight-asian="normal" style:font-weight-complex="normal"/>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weight="bold" officeooo:paragraph-rsid="0040cf4a" style:font-weight-asian="bold" style:font-weight-complex="bold"/>
    </style:style>
    <style:style style:name="P23" style:family="paragraph" style:parent-style-name="Standard">
      <style:text-properties officeooo:rsid="0011d2b5" officeooo:paragraph-rsid="0011d2b5"/>
    </style:style>
    <style:style style:name="P24" style:family="paragraph" style:parent-style-name="Standard">
      <style:paragraph-properties fo:text-align="justify" style:justify-single-word="false"/>
      <style:text-properties officeooo:rsid="00123e03" officeooo:paragraph-rsid="00165d61"/>
    </style:style>
    <style:style style:name="P25" style:family="paragraph" style:parent-style-name="Standard">
      <style:paragraph-properties fo:text-align="justify" style:justify-single-word="false"/>
      <style:text-properties officeooo:rsid="001531ff" officeooo:paragraph-rsid="00123e03"/>
    </style:style>
    <style:style style:name="P26" style:family="paragraph" style:parent-style-name="Standard">
      <style:paragraph-properties fo:text-align="justify" style:justify-single-word="false"/>
      <style:text-properties officeooo:rsid="00165d61" officeooo:paragraph-rsid="00165d61"/>
    </style:style>
    <style:style style:name="P27" style:family="paragraph" style:parent-style-name="Standard">
      <style:text-properties officeooo:rsid="00175727"/>
    </style:style>
    <style:style style:name="P28" style:family="paragraph" style:parent-style-name="Standard">
      <style:paragraph-properties fo:text-align="justify" style:justify-single-word="false"/>
      <style:text-properties officeooo:rsid="0053219f" officeooo:paragraph-rsid="001cd4a5"/>
    </style:style>
    <style:style style:name="P29" style:family="paragraph" style:parent-style-name="Standard">
      <style:paragraph-properties fo:text-align="justify" style:justify-single-word="false"/>
      <style:text-properties officeooo:rsid="0053219f" officeooo:paragraph-rsid="003c1784"/>
    </style:style>
    <style:style style:name="P30" style:family="paragraph" style:parent-style-name="Standard">
      <style:paragraph-properties fo:text-align="justify" style:justify-single-word="false"/>
      <style:text-properties officeooo:rsid="001e64d6" officeooo:paragraph-rsid="0023e3ae"/>
    </style:style>
    <style:style style:name="P31" style:family="paragraph" style:parent-style-name="Standard">
      <style:paragraph-properties fo:text-align="justify" style:justify-single-word="false"/>
      <style:text-properties officeooo:rsid="001e64d6" officeooo:paragraph-rsid="002dce7e"/>
    </style:style>
    <style:style style:name="P32" style:family="paragraph" style:parent-style-name="Standard">
      <style:paragraph-properties fo:text-align="justify" style:justify-single-word="false"/>
      <style:text-properties officeooo:rsid="0023e3ae" officeooo:paragraph-rsid="0023e3ae"/>
    </style:style>
    <style:style style:name="P33" style:family="paragraph" style:parent-style-name="Standard">
      <style:paragraph-properties fo:text-align="justify" style:justify-single-word="false"/>
      <style:text-properties officeooo:rsid="0054c037" officeooo:paragraph-rsid="0023e3ae"/>
    </style:style>
    <style:style style:name="P34" style:family="paragraph" style:parent-style-name="Standard">
      <style:paragraph-properties fo:text-align="justify" style:justify-single-word="false"/>
      <style:text-properties officeooo:rsid="0024113f" officeooo:paragraph-rsid="0024113f"/>
    </style:style>
    <style:style style:name="P35" style:family="paragraph" style:parent-style-name="Standard">
      <style:text-properties fo:color="#008000" officeooo:rsid="00256e1c" officeooo:paragraph-rsid="00256e1c"/>
    </style:style>
    <style:style style:name="P36" style:family="paragraph" style:parent-style-name="Standard">
      <style:paragraph-properties fo:text-align="justify" style:justify-single-word="false"/>
      <style:text-properties officeooo:rsid="00256e1c" officeooo:paragraph-rsid="00256e1c"/>
    </style:style>
    <style:style style:name="P37" style:family="paragraph" style:parent-style-name="Standard">
      <style:text-properties officeooo:rsid="00274780"/>
    </style:style>
    <style:style style:name="P38" style:family="paragraph" style:parent-style-name="Standard">
      <style:paragraph-properties fo:text-align="justify" style:justify-single-word="false"/>
      <style:text-properties officeooo:rsid="00274780" officeooo:paragraph-rsid="00274780"/>
    </style:style>
    <style:style style:name="P39" style:family="paragraph" style:parent-style-name="Standard">
      <style:text-properties officeooo:rsid="00274780" officeooo:paragraph-rsid="00274780"/>
    </style:style>
    <style:style style:name="P40" style:family="paragraph" style:parent-style-name="Standard">
      <style:paragraph-properties fo:text-align="justify" style:justify-single-word="false"/>
      <style:text-properties officeooo:rsid="002dce7e" officeooo:paragraph-rsid="002dce7e"/>
    </style:style>
    <style:style style:name="P41" style:family="paragraph" style:parent-style-name="Standard">
      <style:paragraph-properties fo:text-align="justify" style:justify-single-word="false"/>
      <style:text-properties officeooo:rsid="003263e1" officeooo:paragraph-rsid="003263e1"/>
    </style:style>
    <style:style style:name="P42" style:family="paragraph" style:parent-style-name="Standard">
      <style:paragraph-properties fo:text-align="justify" style:justify-single-word="false"/>
      <style:text-properties officeooo:rsid="0032d8a4" officeooo:paragraph-rsid="0032d8a4"/>
    </style:style>
    <style:style style:name="P43" style:family="paragraph" style:parent-style-name="Standard">
      <style:paragraph-properties fo:text-align="justify" style:justify-single-word="false"/>
      <style:text-properties officeooo:rsid="0032d8a4" officeooo:paragraph-rsid="00344a31"/>
    </style:style>
    <style:style style:name="P44" style:family="paragraph" style:parent-style-name="Standard">
      <style:paragraph-properties fo:text-align="justify" style:justify-single-word="false"/>
      <style:text-properties officeooo:rsid="0032d8a4" officeooo:paragraph-rsid="00360c50"/>
    </style:style>
    <style:style style:name="P45" style:family="paragraph" style:parent-style-name="Standard">
      <style:paragraph-properties fo:text-align="justify" style:justify-single-word="false"/>
      <style:text-properties officeooo:rsid="0032d8a4" officeooo:paragraph-rsid="007f8919"/>
    </style:style>
    <style:style style:name="P46" style:family="paragraph" style:parent-style-name="Standard">
      <style:text-properties officeooo:paragraph-rsid="0037f718"/>
    </style:style>
    <style:style style:name="P47" style:family="paragraph" style:parent-style-name="Standard">
      <style:paragraph-properties fo:text-align="justify" style:justify-single-word="false"/>
      <style:text-properties officeooo:rsid="0033bd10" officeooo:paragraph-rsid="0033bd10"/>
    </style:style>
    <style:style style:name="P48" style:family="paragraph" style:parent-style-name="Standard">
      <style:paragraph-properties fo:text-align="justify" style:justify-single-word="false"/>
      <style:text-properties officeooo:rsid="00344a31" officeooo:paragraph-rsid="0032d8a4"/>
    </style:style>
    <style:style style:name="P49" style:family="paragraph" style:parent-style-name="Standard">
      <style:paragraph-properties fo:text-align="justify" style:justify-single-word="false"/>
      <style:text-properties officeooo:rsid="00344a31" officeooo:paragraph-rsid="00360c50"/>
    </style:style>
    <style:style style:name="P50" style:family="paragraph" style:parent-style-name="Standard">
      <style:paragraph-properties fo:text-align="justify" style:justify-single-word="false"/>
      <style:text-properties officeooo:rsid="00360c50" officeooo:paragraph-rsid="00360c50"/>
    </style:style>
    <style:style style:name="P51" style:family="paragraph" style:parent-style-name="Standard">
      <style:paragraph-properties fo:text-align="justify" style:justify-single-word="false"/>
      <style:text-properties officeooo:rsid="0037f718" officeooo:paragraph-rsid="0037f718"/>
    </style:style>
    <style:style style:name="P52" style:family="paragraph" style:parent-style-name="Standard">
      <style:text-properties officeooo:rsid="0037f718" officeooo:paragraph-rsid="0037f718"/>
    </style:style>
    <style:style style:name="P53" style:family="paragraph" style:parent-style-name="Standard">
      <style:paragraph-properties fo:text-align="justify" style:justify-single-word="false"/>
      <style:text-properties officeooo:rsid="00388c43" officeooo:paragraph-rsid="00388c43"/>
    </style:style>
    <style:style style:name="P54" style:family="paragraph" style:parent-style-name="Standard">
      <style:paragraph-properties fo:text-align="justify" style:justify-single-word="false"/>
      <style:text-properties officeooo:rsid="003a17c7" officeooo:paragraph-rsid="003a17c7"/>
    </style:style>
    <style:style style:name="P55" style:family="paragraph" style:parent-style-name="Standard">
      <style:paragraph-properties fo:text-align="justify" style:justify-single-word="false"/>
      <style:text-properties officeooo:rsid="003d79e9" officeooo:paragraph-rsid="003d79e9"/>
    </style:style>
    <style:style style:name="P56" style:family="paragraph" style:parent-style-name="Standard">
      <style:paragraph-properties fo:text-align="justify" style:justify-single-word="false"/>
      <style:text-properties officeooo:rsid="003e4155" officeooo:paragraph-rsid="007f8919"/>
    </style:style>
    <style:style style:name="P57" style:family="paragraph" style:parent-style-name="Standard">
      <style:text-properties officeooo:paragraph-rsid="0040cf4a"/>
    </style:style>
    <style:style style:name="P58" style:family="paragraph" style:parent-style-name="Standard">
      <style:text-properties officeooo:rsid="0040cf4a"/>
    </style:style>
    <style:style style:name="P59" style:family="paragraph" style:parent-style-name="Standard">
      <style:text-properties officeooo:rsid="0040cf4a" officeooo:paragraph-rsid="0040cf4a"/>
    </style:style>
    <style:style style:name="P60" style:family="paragraph" style:parent-style-name="Standard">
      <style:paragraph-properties fo:text-align="justify" style:justify-single-word="false"/>
      <style:text-properties officeooo:rsid="005069e6" officeooo:paragraph-rsid="005069e6"/>
    </style:style>
    <style:style style:name="P61" style:family="paragraph" style:parent-style-name="Standard">
      <style:paragraph-properties fo:text-align="justify" style:justify-single-word="false"/>
      <style:text-properties officeooo:rsid="005069e6" officeooo:paragraph-rsid="0050bd6f"/>
    </style:style>
    <style:style style:name="P62" style:family="paragraph" style:parent-style-name="Standard">
      <style:paragraph-properties fo:text-align="justify" style:justify-single-word="false"/>
      <style:text-properties officeooo:rsid="0050bd6f" officeooo:paragraph-rsid="0050bd6f"/>
    </style:style>
    <style:style style:name="P63" style:family="paragraph" style:parent-style-name="Standard">
      <style:paragraph-properties fo:text-align="justify" style:justify-single-word="false"/>
      <style:text-properties officeooo:rsid="0051c715" officeooo:paragraph-rsid="0051c715"/>
    </style:style>
    <style:style style:name="P64" style:family="paragraph" style:parent-style-name="Standard">
      <style:paragraph-properties fo:text-align="justify" style:justify-single-word="false"/>
      <style:text-properties officeooo:rsid="0053b247" officeooo:paragraph-rsid="0053b247"/>
    </style:style>
    <style:style style:name="P65" style:family="paragraph" style:parent-style-name="Standard">
      <style:paragraph-properties fo:text-align="justify" style:justify-single-word="false"/>
      <style:text-properties officeooo:rsid="0061c5d5" officeooo:paragraph-rsid="007f8919"/>
    </style:style>
    <style:style style:name="P66" style:family="paragraph" style:parent-style-name="Standard">
      <style:paragraph-properties fo:text-align="justify" style:justify-single-word="false"/>
      <style:text-properties officeooo:rsid="00614924" officeooo:paragraph-rsid="007f8919"/>
    </style:style>
    <style:style style:name="P67" style:family="paragraph" style:parent-style-name="Code_20_block">
      <style:text-properties fo:color="#008000"/>
    </style:style>
    <style:style style:name="P68" style:family="paragraph" style:parent-style-name="Code_20_block">
      <style:text-properties fo:color="#008000" officeooo:rsid="00175727"/>
    </style:style>
    <style:style style:name="P69" style:family="paragraph" style:parent-style-name="Code_20_block">
      <style:text-properties fo:color="#008000" officeooo:rsid="0023e3ae"/>
    </style:style>
    <style:style style:name="P70" style:family="paragraph" style:parent-style-name="Code_20_block">
      <style:text-properties fo:color="#008000" officeooo:rsid="0024113f"/>
    </style:style>
    <style:style style:name="P71" style:family="paragraph" style:parent-style-name="Code_20_block">
      <style:text-properties fo:color="#008000" officeooo:rsid="0024113f" officeooo:paragraph-rsid="0024113f"/>
    </style:style>
    <style:style style:name="P72" style:family="paragraph" style:parent-style-name="Code_20_block">
      <style:text-properties fo:color="#008000" officeooo:rsid="00256e1c"/>
    </style:style>
    <style:style style:name="P73" style:family="paragraph" style:parent-style-name="Code_20_block">
      <style:text-properties fo:color="#008000" officeooo:rsid="00256e1c" officeooo:paragraph-rsid="00256e1c"/>
    </style:style>
    <style:style style:name="P74" style:family="paragraph" style:parent-style-name="Code_20_block">
      <style:text-properties fo:color="#008000" officeooo:rsid="00274780"/>
    </style:style>
    <style:style style:name="P75" style:family="paragraph" style:parent-style-name="Code_20_block">
      <style:text-properties fo:color="#008000" officeooo:rsid="0037f718" officeooo:paragraph-rsid="0037f718"/>
    </style:style>
    <style:style style:name="P76" style:family="paragraph" style:parent-style-name="Code_20_block">
      <style:text-properties fo:color="#008000" officeooo:rsid="003e4155" officeooo:paragraph-rsid="007f8919"/>
    </style:style>
    <style:style style:name="P77" style:family="paragraph" style:parent-style-name="Code_20_block">
      <style:text-properties fo:color="#008000" officeooo:rsid="00437e69"/>
    </style:style>
    <style:style style:name="P78" style:family="paragraph" style:parent-style-name="Code_20_block">
      <style:text-properties fo:color="#008000" officeooo:rsid="00437e69" officeooo:paragraph-rsid="00437e69"/>
    </style:style>
    <style:style style:name="P79" style:family="paragraph" style:parent-style-name="Code_20_block">
      <style:text-properties fo:color="#008000" officeooo:paragraph-rsid="007f8919"/>
    </style:style>
    <style:style style:name="P80" style:family="paragraph" style:parent-style-name="Code_20_block">
      <style:text-properties officeooo:rsid="00175727"/>
    </style:style>
    <style:style style:name="P81" style:family="paragraph" style:parent-style-name="Code_20_block">
      <style:text-properties officeooo:rsid="0054c037" officeooo:paragraph-rsid="0023e3ae"/>
    </style:style>
    <style:style style:name="P82" style:family="paragraph" style:parent-style-name="Code_20_block">
      <style:text-properties officeooo:rsid="0054c037" officeooo:paragraph-rsid="005de72d"/>
    </style:style>
    <style:style style:name="P83" style:family="paragraph" style:parent-style-name="Code_20_block">
      <style:text-properties officeooo:paragraph-rsid="0023e3ae"/>
    </style:style>
    <style:style style:name="P84" style:family="paragraph" style:parent-style-name="Code_20_block">
      <style:text-properties officeooo:rsid="0023e3ae"/>
    </style:style>
    <style:style style:name="P85" style:family="paragraph" style:parent-style-name="Code_20_block">
      <style:text-properties officeooo:rsid="0024113f"/>
    </style:style>
    <style:style style:name="P86" style:family="paragraph" style:parent-style-name="Code_20_block">
      <style:text-properties officeooo:rsid="0024113f" officeooo:paragraph-rsid="005fdafc"/>
    </style:style>
    <style:style style:name="P87" style:family="paragraph" style:parent-style-name="Code_20_block">
      <style:text-properties officeooo:rsid="00256e1c"/>
    </style:style>
    <style:style style:name="P88" style:family="paragraph" style:parent-style-name="Code_20_block">
      <style:text-properties officeooo:rsid="00256e1c" officeooo:paragraph-rsid="00256e1c"/>
    </style:style>
    <style:style style:name="P89" style:family="paragraph" style:parent-style-name="Code_20_block">
      <style:text-properties officeooo:rsid="00256e1c" officeooo:paragraph-rsid="005fdafc"/>
    </style:style>
    <style:style style:name="P90" style:family="paragraph" style:parent-style-name="Code_20_block">
      <style:text-properties officeooo:rsid="00274780"/>
    </style:style>
    <style:style style:name="P91" style:family="paragraph" style:parent-style-name="Code_20_block">
      <style:text-properties officeooo:rsid="00274780" officeooo:paragraph-rsid="00274780"/>
    </style:style>
    <style:style style:name="P92" style:family="paragraph" style:parent-style-name="Code_20_block">
      <style:text-properties officeooo:rsid="00274780" officeooo:paragraph-rsid="005fdafc"/>
    </style:style>
    <style:style style:name="P93" style:family="paragraph" style:parent-style-name="Code_20_block">
      <style:text-properties officeooo:rsid="0037f718"/>
    </style:style>
    <style:style style:name="P94" style:family="paragraph" style:parent-style-name="Code_20_block">
      <style:text-properties officeooo:rsid="0037f718" officeooo:paragraph-rsid="0037f718"/>
    </style:style>
    <style:style style:name="P95" style:family="paragraph" style:parent-style-name="Code_20_block">
      <style:text-properties officeooo:rsid="003e4155" officeooo:paragraph-rsid="007f8919"/>
    </style:style>
    <style:style style:name="P96" style:family="paragraph" style:parent-style-name="Code_20_block">
      <style:text-properties officeooo:rsid="00437e69"/>
    </style:style>
    <style:style style:name="P97" style:family="paragraph" style:parent-style-name="Code_20_block">
      <style:text-properties officeooo:paragraph-rsid="004ea456"/>
    </style:style>
    <style:style style:name="P98" style:family="paragraph" style:parent-style-name="Code_20_block">
      <style:text-properties officeooo:rsid="005a0ae4" officeooo:paragraph-rsid="005a0ae4"/>
    </style:style>
    <style:style style:name="P99" style:family="paragraph" style:parent-style-name="Code_20_block">
      <style:text-properties officeooo:paragraph-rsid="005de72d"/>
    </style:style>
    <style:style style:name="P100" style:family="paragraph" style:parent-style-name="Code_20_block">
      <style:text-properties officeooo:paragraph-rsid="007f8919"/>
    </style:style>
    <style:style style:name="P101" style:family="paragraph" style:parent-style-name="Standard">
      <style:paragraph-properties fo:text-align="justify" style:justify-single-word="false" fo:break-before="page"/>
      <style:text-properties officeooo:rsid="0024113f" officeooo:paragraph-rsid="0024113f"/>
    </style:style>
    <style:style style:name="P102" style:family="paragraph" style:parent-style-name="Standard" style:list-style-name="List_20_1">
      <style:paragraph-properties fo:text-align="justify" style:justify-single-word="false"/>
    </style:style>
    <style:style style:name="P103" style:family="paragraph" style:parent-style-name="Standard" style:list-style-name="List_20_1">
      <style:paragraph-properties fo:text-align="justify" style:justify-single-word="false"/>
      <style:text-properties officeooo:paragraph-rsid="0054fbe1"/>
    </style:style>
    <style:style style:name="P104" style:family="paragraph" style:parent-style-name="Standard" style:list-style-name="List_20_1">
      <style:paragraph-properties fo:text-align="justify" style:justify-single-word="false"/>
      <style:text-properties officeooo:paragraph-rsid="0057eb94"/>
    </style:style>
    <style:style style:name="P105" style:family="paragraph" style:parent-style-name="Standard" style:list-style-name="List_20_1">
      <style:paragraph-properties fo:text-align="justify" style:justify-single-word="false"/>
      <style:text-properties officeooo:paragraph-rsid="0057fd0a"/>
    </style:style>
    <style:style style:name="P106" style:family="paragraph" style:parent-style-name="Standard" style:list-style-name="List_20_1">
      <style:paragraph-properties fo:text-align="justify" style:justify-single-word="false"/>
      <style:text-properties officeooo:paragraph-rsid="00123e03"/>
    </style:style>
    <style:style style:name="P107" style:family="paragraph" style:parent-style-name="Standard" style:list-style-name="List_20_1">
      <style:paragraph-properties fo:text-align="justify" style:justify-single-word="false"/>
      <style:text-properties fo:font-weight="normal" officeooo:rsid="00437e69" officeooo:paragraph-rsid="00437e69" style:font-weight-asian="normal" style:font-weight-complex="normal"/>
    </style:style>
    <style:style style:name="P108" style:family="paragraph" style:parent-style-name="Standard" style:list-style-name="List_20_1">
      <style:paragraph-properties fo:text-align="justify" style:justify-single-word="false"/>
      <style:text-properties fo:font-weight="normal" officeooo:paragraph-rsid="00437e69" style:font-weight-asian="normal" style:font-weight-complex="normal"/>
    </style:style>
    <style:style style:name="P109" style:family="paragraph" style:parent-style-name="Standard" style:list-style-name="List_20_1">
      <style:paragraph-properties fo:text-align="justify" style:justify-single-word="false"/>
      <style:text-properties fo:font-weight="normal" officeooo:rsid="00678f49" officeooo:paragraph-rsid="00678f49" style:font-weight-asian="normal" style:font-weight-complex="normal"/>
    </style:style>
    <style:style style:name="P110" style:family="paragraph" style:parent-style-name="Standard" style:list-style-name="List_20_1">
      <style:paragraph-properties fo:text-align="justify" style:justify-single-word="false"/>
      <style:text-properties fo:font-weight="normal" officeooo:rsid="006cde02" officeooo:paragraph-rsid="006cde02" style:font-weight-asian="normal" style:font-weight-complex="normal"/>
    </style:style>
    <style:style style:name="P111" style:family="paragraph" style:parent-style-name="Standard" style:list-style-name="List_20_1">
      <style:paragraph-properties fo:text-align="justify" style:justify-single-word="false"/>
      <style:text-properties fo:font-weight="normal" officeooo:rsid="00738c1b" officeooo:paragraph-rsid="00738c1b" style:font-weight-asian="normal" style:font-weight-complex="normal"/>
    </style:style>
    <style:style style:name="P112" style:family="paragraph" style:parent-style-name="Standard">
      <style:paragraph-properties fo:text-align="justify" style:justify-single-word="false"/>
      <style:text-properties fo:font-weight="normal" officeooo:rsid="00876227" officeooo:paragraph-rsid="00876227" style:font-weight-asian="normal" style:font-weight-complex="normal"/>
    </style:style>
    <style:style style:name="P113" style:family="paragraph" style:parent-style-name="Standard">
      <style:paragraph-properties fo:text-align="justify" style:justify-single-word="false"/>
      <style:text-properties fo:font-weight="normal" officeooo:rsid="00854a3b" officeooo:paragraph-rsid="00854a3b" style:font-weight-asian="normal" style:font-weight-complex="normal"/>
    </style:style>
    <style:style style:name="P114" style:family="paragraph" style:parent-style-name="Standard">
      <style:paragraph-properties fo:text-align="justify" style:justify-single-word="false"/>
      <style:text-properties fo:font-weight="normal" officeooo:rsid="0087eb07" officeooo:paragraph-rsid="0087eb07" style:font-weight-asian="normal" style:font-weight-complex="normal"/>
    </style:style>
    <style:style style:name="P115" style:family="paragraph" style:parent-style-name="Standard">
      <style:paragraph-properties fo:text-align="justify" style:justify-single-word="false"/>
      <style:text-properties fo:font-weight="normal" officeooo:rsid="008b3640" officeooo:paragraph-rsid="008b3640" style:font-weight-asian="normal" style:font-weight-complex="normal"/>
    </style:style>
    <style:style style:name="P116" style:family="paragraph" style:parent-style-name="Standard">
      <style:paragraph-properties fo:text-align="justify" style:justify-single-word="false"/>
      <style:text-properties fo:font-weight="normal" officeooo:rsid="008b3640" officeooo:paragraph-rsid="008be58c" style:font-weight-asian="normal" style:font-weight-complex="normal"/>
    </style:style>
    <style:style style:name="P117" style:family="paragraph" style:parent-style-name="Standard">
      <style:paragraph-properties fo:text-align="justify" style:justify-single-word="false"/>
      <style:text-properties fo:font-weight="normal" officeooo:rsid="008be58c" officeooo:paragraph-rsid="008be58c" style:font-weight-asian="normal" style:font-weight-complex="normal"/>
    </style:style>
    <style:style style:name="P118" style:family="paragraph" style:parent-style-name="Standard">
      <style:paragraph-properties fo:text-align="justify" style:justify-single-word="false"/>
      <style:text-properties fo:font-weight="normal" officeooo:rsid="008be58c" officeooo:paragraph-rsid="008fad83" style:font-weight-asian="normal" style:font-weight-complex="normal"/>
    </style:style>
    <style:style style:name="P119" style:family="paragraph" style:parent-style-name="Standard">
      <style:paragraph-properties fo:text-align="justify" style:justify-single-word="false"/>
      <style:text-properties fo:font-weight="normal" officeooo:rsid="008be58c" officeooo:paragraph-rsid="008ffe7f" style:font-weight-asian="normal" style:font-weight-complex="normal"/>
    </style:style>
    <style:style style:name="P120" style:family="paragraph" style:parent-style-name="Standard" style:list-style-name="List_20_1">
      <style:text-properties officeooo:rsid="00123e03" officeooo:paragraph-rsid="0011d2b5"/>
    </style:style>
    <style:style style:name="P121" style:family="paragraph" style:parent-style-name="Standard" style:list-style-name="List_20_1">
      <style:paragraph-properties fo:text-align="justify" style:justify-single-word="false"/>
      <style:text-properties officeooo:rsid="001e64d6" officeooo:paragraph-rsid="002dce7e"/>
    </style:style>
    <style:style style:name="P122" style:family="paragraph" style:parent-style-name="Standard" style:list-style-name="List_20_1">
      <style:paragraph-properties fo:text-align="justify" style:justify-single-word="false"/>
      <style:text-properties officeooo:rsid="0039cfeb" officeooo:paragraph-rsid="00388c43"/>
    </style:style>
    <style:style style:name="P123" style:family="paragraph" style:parent-style-name="Standard" style:list-style-name="List_20_1">
      <style:paragraph-properties fo:text-align="justify" style:justify-single-word="false"/>
      <style:text-properties officeooo:rsid="0039cfeb" officeooo:paragraph-rsid="003d79e9"/>
    </style:style>
    <style:style style:name="P124" style:family="paragraph" style:parent-style-name="Standard" style:list-style-name="List_20_1">
      <style:paragraph-properties fo:text-align="justify" style:justify-single-word="false"/>
      <style:text-properties officeooo:rsid="003d79e9" officeooo:paragraph-rsid="003d79e9"/>
    </style:style>
    <style:style style:name="P125" style:family="paragraph" style:parent-style-name="Heading_20_1" style:master-page-name="Standard">
      <style:paragraph-properties style:page-number="auto"/>
    </style:style>
    <style:style style:name="P126" style:family="paragraph" style:parent-style-name="Heading_20_2">
      <style:text-properties officeooo:rsid="001c38f4"/>
    </style:style>
    <style:style style:name="P127" style:family="paragraph" style:parent-style-name="Heading_20_2">
      <style:text-properties officeooo:rsid="001c38f4" officeooo:paragraph-rsid="001c38f4"/>
    </style:style>
    <style:style style:name="P128" style:family="paragraph" style:parent-style-name="Heading_20_2">
      <style:paragraph-properties fo:break-before="page"/>
    </style:style>
    <style:style style:name="P129" style:family="paragraph" style:parent-style-name="Heading_20_2">
      <style:paragraph-properties fo:break-before="page"/>
      <style:text-properties officeooo:paragraph-rsid="004ea456"/>
    </style:style>
    <style:style style:name="P130" style:family="paragraph" style:parent-style-name="Heading_20_2">
      <style:paragraph-properties fo:break-before="page"/>
      <style:text-properties officeooo:rsid="0010ee76"/>
    </style:style>
    <style:style style:name="P131" style:family="paragraph" style:parent-style-name="Heading_20_3">
      <style:text-properties officeooo:rsid="005069e6" officeooo:paragraph-rsid="005069e6"/>
    </style:style>
    <style:style style:name="P132" style:family="paragraph" style:parent-style-name="Heading_20_3">
      <style:text-properties officeooo:rsid="0053b247" officeooo:paragraph-rsid="0053b247"/>
    </style:style>
    <style:style style:name="P133" style:family="paragraph" style:parent-style-name="Heading_20_3">
      <style:text-properties officeooo:paragraph-rsid="0054fbe1"/>
    </style:style>
    <style:style style:name="P134" style:family="paragraph" style:parent-style-name="Heading_20_3">
      <style:text-properties officeooo:paragraph-rsid="004ea456"/>
    </style:style>
    <style:style style:name="P135" style:family="paragraph" style:parent-style-name="Heading_20_3">
      <style:text-properties officeooo:rsid="0011d2b5"/>
    </style:style>
    <style:style style:name="P136" style:family="paragraph" style:parent-style-name="Heading_20_3">
      <style:text-properties officeooo:rsid="00165d61"/>
    </style:style>
    <style:style style:name="P137" style:family="paragraph" style:parent-style-name="Heading_20_3">
      <style:text-properties officeooo:rsid="00174ea4"/>
    </style:style>
    <style:style style:name="P138" style:family="paragraph" style:parent-style-name="Heading_20_3">
      <style:text-properties officeooo:rsid="001e64d6"/>
    </style:style>
    <style:style style:name="P139" style:family="paragraph" style:parent-style-name="Heading_20_3">
      <style:text-properties officeooo:paragraph-rsid="0040cf4a"/>
    </style:style>
    <style:style style:name="P140" style:family="paragraph" style:parent-style-name="Heading_20_3">
      <style:paragraph-properties fo:break-before="page"/>
    </style:style>
    <style:style style:name="P141" style:family="paragraph" style:parent-style-name="Heading_20_3">
      <style:paragraph-properties fo:break-before="page"/>
      <style:text-properties officeooo:paragraph-rsid="004ea456"/>
    </style:style>
    <style:style style:name="P142" style:family="paragraph" style:parent-style-name="Heading_20_3">
      <style:paragraph-properties fo:break-before="page"/>
      <style:text-properties officeooo:rsid="001e64d6"/>
    </style:style>
    <style:style style:name="P143" style:family="paragraph" style:parent-style-name="Heading_20_3">
      <style:paragraph-properties fo:break-before="page"/>
      <style:text-properties officeooo:rsid="001e64d6" officeooo:paragraph-rsid="0020acb1"/>
    </style:style>
    <style:style style:name="P144" style:family="paragraph" style:parent-style-name="Code_20_block">
      <style:text-properties officeooo:paragraph-rsid="00876227"/>
    </style:style>
    <style:style style:name="P145" style:family="paragraph" style:parent-style-name="Code_20_block">
      <style:text-properties fo:color="#008000"/>
    </style:style>
    <style:style style:name="P146" style:family="paragraph" style:parent-style-name="Code_20_block">
      <style:text-properties fo:color="#008000" officeooo:paragraph-rsid="008a1662"/>
    </style:style>
    <style:style style:name="P147" style:family="paragraph" style:parent-style-name="Code_20_block">
      <style:text-properties officeooo:paragraph-rsid="008a1662"/>
    </style:style>
    <style:style style:name="P148" style:family="paragraph" style:parent-style-name="Code_20_block">
      <style:paragraph-properties fo:padding="0.049cm" fo:border="0.06pt solid #000000"/>
    </style:style>
    <style:style style:name="P149" style:family="paragraph" style:parent-style-name="Heading_20_4">
      <style:text-properties officeooo:rsid="0032d8a4"/>
    </style:style>
    <style:style style:name="P150" style:family="paragraph" style:parent-style-name="Note_5f_Tip">
      <style:paragraph-properties fo:padding="0.049cm" fo:border="0.06pt solid #000000"/>
    </style:style>
    <style:style style:name="T1" style:family="text">
      <style:text-properties fo:font-weight="bold" style:font-weight-asian="bold" style:font-weight-complex="bold"/>
    </style:style>
    <style:style style:name="T2" style:family="text">
      <style:text-properties fo:font-weight="bold" officeooo:rsid="00175727" style:font-weight-asian="bold" style:font-weight-complex="bold"/>
    </style:style>
    <style:style style:name="T3" style:family="text">
      <style:text-properties fo:font-weight="bold" officeooo:rsid="0054fbe1" style:font-weight-asian="bold" style:font-weight-complex="bold"/>
    </style:style>
    <style:style style:name="T4" style:family="text">
      <style:text-properties fo:font-weight="bold" officeooo:rsid="0055f7fc" style:font-weight-asian="bold" style:font-weight-complex="bold"/>
    </style:style>
    <style:style style:name="T5" style:family="text">
      <style:text-properties fo:font-weight="bold" officeooo:rsid="0057fd0a" style:font-weight-asian="bold" style:font-weight-complex="bold"/>
    </style:style>
    <style:style style:name="T6" style:family="text">
      <style:text-properties officeooo:rsid="00123e03"/>
    </style:style>
    <style:style style:name="T7" style:family="text">
      <style:text-properties officeooo:rsid="00165d61"/>
    </style:style>
    <style:style style:name="T8" style:family="text">
      <style:text-properties officeooo:rsid="00175727"/>
    </style:style>
    <style:style style:name="T9" style:family="text">
      <style:text-properties fo:font-style="italic" fo:font-weight="bold" officeooo:rsid="00175727"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officeooo:rsid="0021f358" style:font-style-asian="italic" style:font-style-complex="italic"/>
    </style:style>
    <style:style style:name="T12" style:family="text">
      <style:text-properties fo:font-style="italic" officeooo:rsid="0023e3ae" style:font-style-asian="italic" style:font-style-complex="italic"/>
    </style:style>
    <style:style style:name="T13" style:family="text">
      <style:text-properties fo:font-style="italic" officeooo:rsid="00344a31" style:font-style-asian="italic" style:font-style-complex="italic"/>
    </style:style>
    <style:style style:name="T14" style:family="text">
      <style:text-properties fo:font-style="italic" officeooo:rsid="00360c50" style:font-style-asian="italic" style:font-style-complex="italic"/>
    </style:style>
    <style:style style:name="T15" style:family="text">
      <style:text-properties fo:font-style="italic" officeooo:rsid="008d4b12" style:font-style-asian="italic" style:font-style-complex="italic"/>
    </style:style>
    <style:style style:name="T16" style:family="text">
      <style:text-properties fo:font-style="italic" officeooo:rsid="008e2f3d" style:font-style-asian="italic" style:font-style-complex="italic"/>
    </style:style>
    <style:style style:name="T17" style:family="text">
      <style:text-properties fo:font-style="italic" style:text-underline-style="none" officeooo:rsid="00360c50" style:font-style-asian="italic" style:font-style-complex="italic"/>
    </style:style>
    <style:style style:name="T18" style:family="text">
      <style:text-properties officeooo:rsid="001b2c51"/>
    </style:style>
    <style:style style:name="T19" style:family="text">
      <style:text-properties officeooo:rsid="00635ed2"/>
    </style:style>
    <style:style style:name="T20" style:family="text">
      <style:text-properties officeooo:rsid="001cd4a5"/>
    </style:style>
    <style:style style:name="T21" style:family="text">
      <style:text-properties officeooo:rsid="001e64d6"/>
    </style:style>
    <style:style style:name="T22" style:family="text">
      <style:text-properties officeooo:rsid="0021f358"/>
    </style:style>
    <style:style style:name="T23" style:family="text">
      <style:text-properties officeooo:rsid="0023e3ae"/>
    </style:style>
    <style:style style:name="T24" style:family="text">
      <style:text-properties officeooo:rsid="0054c037"/>
    </style:style>
    <style:style style:name="T25" style:family="text">
      <style:text-properties fo:color="#008000"/>
    </style:style>
    <style:style style:name="T26" style:family="text">
      <style:text-properties fo:color="#008000" officeooo:rsid="0054c037"/>
    </style:style>
    <style:style style:name="T27" style:family="text">
      <style:text-properties fo:color="#008000" officeooo:rsid="0070a943"/>
    </style:style>
    <style:style style:name="T28" style:family="text">
      <style:text-properties fo:color="#008000" officeooo:rsid="0072656a"/>
    </style:style>
    <style:style style:name="T29" style:family="text">
      <style:text-properties fo:color="#008000" officeooo:rsid="0087eb07"/>
    </style:style>
    <style:style style:name="T30" style:family="text">
      <style:text-properties fo:color="#008000" officeooo:rsid="008a1662"/>
    </style:style>
    <style:style style:name="T31" style:family="text">
      <style:text-properties officeooo:rsid="002a8c50"/>
    </style:style>
    <style:style style:name="T32" style:family="text">
      <style:text-properties officeooo:rsid="002b60b5"/>
    </style:style>
    <style:style style:name="T33" style:family="text">
      <style:text-properties officeooo:rsid="002dce7e"/>
    </style:style>
    <style:style style:name="T34" style:family="text">
      <style:text-properties officeooo:rsid="00344a31"/>
    </style:style>
    <style:style style:name="T35" style:family="text">
      <style:text-properties officeooo:rsid="00360c50"/>
    </style:style>
    <style:style style:name="T36" style:family="text">
      <style:text-properties officeooo:rsid="0037f718"/>
    </style:style>
    <style:style style:name="T37" style:family="text">
      <style:text-properties officeooo:rsid="003a17c7"/>
    </style:style>
    <style:style style:name="T38" style:family="text">
      <style:text-properties officeooo:rsid="003c1784"/>
    </style:style>
    <style:style style:name="T39" style:family="text">
      <style:text-properties officeooo:rsid="003e4155"/>
    </style:style>
    <style:style style:name="T40" style:family="text">
      <style:text-properties officeooo:rsid="003f49a9"/>
    </style:style>
    <style:style style:name="T41" style:family="text">
      <style:text-properties officeooo:rsid="0040cf4a"/>
    </style:style>
    <style:style style:name="T42" style:family="text">
      <style:text-properties officeooo:rsid="00437e69"/>
    </style:style>
    <style:style style:name="T43" style:family="text">
      <style:text-properties officeooo:rsid="004542eb"/>
    </style:style>
    <style:style style:name="T44" style:family="text">
      <style:text-properties officeooo:rsid="0048cb8d"/>
    </style:style>
    <style:style style:name="T45" style:family="text">
      <style:text-properties officeooo:rsid="004bb798"/>
    </style:style>
    <style:style style:name="T46" style:family="text">
      <style:text-properties officeooo:rsid="003f7173"/>
    </style:style>
    <style:style style:name="T47" style:family="text">
      <style:text-properties officeooo:rsid="004f3da1"/>
    </style:style>
    <style:style style:name="T48" style:family="text">
      <style:text-properties officeooo:rsid="0050bd6f"/>
    </style:style>
    <style:style style:name="T49" style:family="text">
      <style:text-properties officeooo:rsid="00516fae"/>
    </style:style>
    <style:style style:name="T50" style:family="text">
      <style:text-properties officeooo:rsid="0051c715"/>
    </style:style>
    <style:style style:name="T51" style:family="text">
      <style:text-properties officeooo:rsid="0053b247"/>
    </style:style>
    <style:style style:name="T52" style:family="text">
      <style:text-properties officeooo:rsid="0054fbe1"/>
    </style:style>
    <style:style style:name="T53" style:family="text">
      <style:text-properties officeooo:rsid="0057eb94"/>
    </style:style>
    <style:style style:name="T54" style:family="text">
      <style:text-properties fo:font-weight="normal" style:font-weight-asian="normal" style:font-weight-complex="normal"/>
    </style:style>
    <style:style style:name="T55" style:family="text">
      <style:text-properties fo:font-weight="normal" officeooo:rsid="0057eb94" style:font-weight-asian="normal" style:font-weight-complex="normal"/>
    </style:style>
    <style:style style:name="T56" style:family="text">
      <style:text-properties fo:font-weight="normal" officeooo:rsid="0057fd0a" style:font-weight-asian="normal" style:font-weight-complex="normal"/>
    </style:style>
    <style:style style:name="T57" style:family="text">
      <style:text-properties officeooo:rsid="0057fd0a"/>
    </style:style>
    <style:style style:name="T58" style:family="text">
      <style:text-properties officeooo:rsid="00583dce"/>
    </style:style>
    <style:style style:name="T59" style:family="text">
      <style:text-properties officeooo:rsid="005a0ae4"/>
    </style:style>
    <style:style style:name="T60" style:family="text">
      <style:text-properties officeooo:rsid="005ad1fe"/>
    </style:style>
    <style:style style:name="T61" style:family="text">
      <style:text-properties officeooo:rsid="006fe232"/>
    </style:style>
    <style:style style:name="T62" style:family="text">
      <style:text-properties officeooo:rsid="005fdafc"/>
    </style:style>
    <style:style style:name="T63" style:family="text">
      <style:text-properties officeooo:rsid="006a4412"/>
    </style:style>
    <style:style style:name="T64" style:family="text">
      <style:text-properties officeooo:rsid="006cde02"/>
    </style:style>
    <style:style style:name="T65" style:family="text">
      <style:text-properties officeooo:rsid="00719712"/>
    </style:style>
    <style:style style:name="T66" style:family="text">
      <style:text-properties officeooo:rsid="0073b714"/>
    </style:style>
    <style:style style:name="T67" style:family="text">
      <style:text-properties officeooo:rsid="007c6716"/>
    </style:style>
    <style:style style:name="T68" style:family="text">
      <style:text-properties officeooo:rsid="007d8945"/>
    </style:style>
    <style:style style:name="T69" style:family="text">
      <style:text-properties officeooo:rsid="007f35e6"/>
    </style:style>
    <style:style style:name="T70" style:family="text">
      <style:text-properties officeooo:rsid="00614924"/>
    </style:style>
    <style:style style:name="T71" style:family="text">
      <style:text-properties officeooo:rsid="0061c5d5"/>
    </style:style>
    <style:style style:name="T72" style:family="text">
      <style:text-properties officeooo:rsid="00829512"/>
    </style:style>
    <style:style style:name="T73" style:family="text">
      <style:text-properties officeooo:rsid="0087eb07"/>
    </style:style>
    <style:style style:name="T74" style:family="text">
      <style:text-properties officeooo:rsid="0089ea3c"/>
    </style:style>
    <style:style style:name="T75" style:family="text">
      <style:text-properties officeooo:rsid="008a1662"/>
    </style:style>
    <style:style style:name="T76" style:family="text">
      <style:text-properties officeooo:rsid="008be58c"/>
    </style:style>
    <style:style style:name="T77" style:family="text">
      <style:text-properties officeooo:rsid="008e2f3d"/>
    </style:style>
    <style:style style:name="T78" style:family="text">
      <style:text-properties style:font-name="Arial"/>
    </style:style>
    <style:style style:name="T79" style:family="text">
      <style:text-properties style:font-name="Arial" officeooo:rsid="008e2f3d"/>
    </style:style>
    <style:style style:name="T80" style:family="text">
      <style:text-properties style:font-name="Arial" officeooo:rsid="008b3640"/>
    </style:style>
    <style:style style:name="T81" style:family="text">
      <style:text-properties style:font-name="Arial" fo:font-weight="bold" officeooo:rsid="008e2f3d" style:font-weight-asian="bold" style:font-weight-complex="bold"/>
    </style:style>
    <style:style style:name="T82" style:family="text">
      <style:text-properties style:font-name="Arial" fo:font-style="italic" officeooo:rsid="008e2f3d" style:font-style-asian="italic" style:font-style-complex="italic"/>
    </style:style>
    <style:style style:name="T83" style:family="text">
      <style:text-properties style:font-name="Arial" fo:font-style="italic" officeooo:rsid="008b3640" style:font-style-asian="italic" style:font-style-complex="italic"/>
    </style:style>
    <style:style style:name="T84" style:family="text">
      <style:text-properties style:font-name="Arial" officeooo:rsid="008ffe7f"/>
    </style:style>
    <style:style style:name="T85" style:family="text">
      <style:text-properties fo:font-style="normal"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c0c0c0" style:background-transparency="0%" draw:fill="solid" draw:fill-color="#c0c0c0"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51701919" text:style-name="Outline">
        <text:list-item>
          <text:h text:style-name="P125" text:outline-level="1"><text:span text:style-name="T47">JPPF </text:span>Deployment</text:h>
          <text:list>
            <text:list-item>
              <text:h text:style-name="P127" text:outline-level="2">Drivers and nodes as services</text:h>
            </text:list-item>
          </text:list>
        </text:list-item>
      </text:list>
      <text:p text:style-name="P60">In this section, it is assumed that you have downloaded and installed a JPPF driver distribution or one of the JPPF node distributions. The root installation folder of the driver or node will be desgnated as JPPF_HOME in the next sections.</text:p>
      <text:list xml:id="list93136153387464" text:continue-numbering="true" text:style-name="Outline">
        <text:list-item>
          <text:list>
            <text:list-item>
              <text:list>
                <text:list-item>
                  <text:h text:style-name="P131" text:outline-level="3">Wi<text:span text:style-name="T58">n</text:span>dows services with Apache's common<text:span text:style-name="T58">s</text:span>-daemon</text:h>
                </text:list-item>
              </text:list>
            </text:list-item>
          </text:list>
        </text:list-item>
      </text:list>
      <text:p text:style-name="P61">Using the Apache commons-daemon utilities, it is possible to install a driver or node as a Windows service without any additional download. First <text:span text:style-name="T48">a little bit of configuration checking and/or editing is required:</text:span></text:p>
      <text:p text:style-name="P61"/>
      <text:p text:style-name="P61"><text:span text:style-name="T49">a) </text:span>edit the file <text:span text:style-name="T1">service.bat</text:span> in the <text:span text:style-name="T1">JPPF_HOME\bin\daemon</text:span> folder <text:span text:style-name="T48">in your favorite text editor</text:span></text:p>
      <text:p text:style-name="P62"><text:span text:style-name="T49">b) </text:span>check the following environmment variables at the start of the file and make sure they match the JVM root location and architecture in your environment:</text:p>
      <text:p text:style-name="P67">rem must point to the root install<text:span text:style-name="T49">ation</text:span> folder of a JDK or JRE</text:p>
      <text:p text:style-name="Code_20_block">set JRE_HOME=%JAVA_HOME%</text:p>
      <text:p text:style-name="P67">rem <text:span text:style-name="T49">JVM azrchitecture, </text:span>must be one of 32, 64, ia64</text:p>
      <text:p text:style-name="Code_20_block">set ARCH=64</text:p>
      <text:p text:style-name="P62"/>
      <text:p text:style-name="P63">If you need addtional jar files or class folders for your node or driver, you can either drop them in the JPPF_HOME\lib folder or specifiy them with the ADDITIONAL_CP environment variable, for example:</text:p>
      <text:p text:style-name="P63"/>
      <text:p text:style-name="P67">rem add more jars and class folders to the default classpath</text:p>
      <text:p text:style-name="Code_20_block">set ADDITIONAL_CP=C:/libs/myJar.jar;<text:span text:style-name="T50">C</text:span>:/MypPoject/classes</text:p>
      <text:p text:style-name="P62"/>
      <text:p text:style-name="P63">When this is done, you are ready to install the JPPF driver or node as a Windows service:</text:p>
      <text:p text:style-name="Code_20_block">service.bat install</text:p>
      <text:p text:style-name="P63"/>
      <text:p text:style-name="P63">To remove the service, use the fo<text:span text:style-name="T51">l</text:span>lowing command:</text:p>
      <text:p text:style-name="Code_20_block">service.bat uninstall</text:p>
      <text:p text:style-name="P63"/>
      <text:p text:style-name="P64">Lastly, the <text:span text:style-name="T1">gui.bat</text:span> script starts a utility which installs itself in the system tray and allows you to monitor, control and configure the service. Launch it with <text:span text:style-name="T50">the fo</text:span>l<text:span text:style-name="T50">lowing command:</text:span></text:p>
      <text:p text:style-name="Code_20_block">gui.bat</text:p>
      <text:p text:style-name="P64"/>
      <text:list xml:id="list93136749761597" text:continue-numbering="true" text:style-name="Outline">
        <text:list-item>
          <text:list>
            <text:list-item>
              <text:list>
                <text:list-item>
                  <text:h text:style-name="P132" text:outline-level="3">Windows services with the Java Service Wrapper</text:h>
                </text:list-item>
              </text:list>
            </text:list-item>
          </text:list>
        </text:list-item>
      </text:list>
      <text:p text:style-name="P1">JPPF driver<text:span text:style-name="T52">s and nodes</text:span> can be run as Windows Service<text:span text:style-name="T57">s</text:span> using the Java Service Wrapper available at <text:a xlink:type="simple" xlink:href="http://wrapper.tanukisoftware.org/" text:style-name="Internet_20_link" text:visited-style-name="Visited_20_Internet_20_Link">Tanuki Software</text:a>. <text:span text:style-name="T53">This is done by following these steps:</text:span></text:p>
      <text:p text:style-name="P1"/>
      <text:list xml:id="list3449348530" text:style-name="List_20_1">
        <text:list-item>
          <text:p text:style-name="P102"><text:a xlink:type="simple" xlink:href="http://wrapper.tanukisoftware.org/doc/english/download.jsp" text:style-name="Internet_20_link" text:visited-style-name="Visited_20_Internet_20_Link">download</text:a> the Java Service Wrapper for your platform and copy the files <text:span text:style-name="T1">wrapper.exe</text:span>, <text:span text:style-name="T1">wrapper.dll</text:span> and <text:span text:style-name="T1">wrapper.jar</text:span> to the JPPF_<text:span text:style-name="T52">HOME directory</text:span></text:p>
        </text:list-item>
        <text:list-item>
          <text:p text:style-name="P103">edit <text:span text:style-name="T52">the file </text:span><text:span text:style-name="T3">JPPF_HOME\</text:span><text:span text:style-name="T1">config</text:span><text:span text:style-name="T3">\</text:span><text:span text:style-name="T1">wrapper-driver.conf</text:span> <text:span text:style-name="T52">or </text:span><text:span text:style-name="T3">JPPF_HOME\config\wrapper-node.conf</text:span> <text:span text:style-name="T52">and</text:span> check that the setting for <text:span text:style-name="T52">the </text:span><text:span text:style-name="T1">wrapper.java.command</text:span> <text:span text:style-name="T52">property </text:span>is valid (either the PATH environment must contain a JRE, or the <text:span text:style-name="T52">JRE </text:span>installation directory must be entered here)</text:p>
        </text:list-item>
        <text:list-item>
          <text:p text:style-name="P104">run the<text:span text:style-name="T4"> </text:span><text:span text:style-name="T1">InstallService.bat</text:span> <text:span text:style-name="T53">script in the </text:span><text:span text:style-name="T4">JPPF_HOME\bin\jsw </text:span><text:span text:style-name="T55">folder</text:span> to install the JPPF service</text:p>
        </text:list-item>
        <text:list-item>
          <text:p text:style-name="P104">run the <text:span text:style-name="T1">UninstallService.bat</text:span> <text:span text:style-name="T53">script in the </text:span><text:span text:style-name="T4">JPPF_HOME\bin\jsw </text:span><text:span text:style-name="T55">folder</text:span> to uninstall the JPPF service</text:p>
        </text:list-item>
      </text:list>
      <text:list xml:id="list93137846235916" text:continue-list="list93136749761597" text:style-name="Outline">
        <text:list-item>
          <text:list>
            <text:list-item>
              <text:list>
                <text:list-item>
                  <text:h text:style-name="P133" text:outline-level="3">Unix daemon<text:span text:style-name="T52">s with the Java Service Wrapper</text:span></text:h>
                </text:list-item>
              </text:list>
            </text:list-item>
          </text:list>
        </text:list-item>
      </text:list>
      <text:p text:style-name="P3">JPPF driver<text:span text:style-name="T52">s and nodes</text:span> can be run as Windows Service<text:span text:style-name="T57">s</text:span> using the Java Service Wrapper available at <text:a xlink:type="simple" xlink:href="http://wrapper.tanukisoftware.org/" text:style-name="Internet_20_link" text:visited-style-name="Visited_20_Internet_20_Link">Tanuki Software</text:a>. <text:span text:style-name="T53">This is done by following these steps:</text:span></text:p>
      <text:p text:style-name="P3"/>
      <text:list xml:id="list93136097721076" text:continue-list="list3449348530" text:style-name="List_20_1">
        <text:list-item>
          <text:p text:style-name="P102"><text:a xlink:type="simple" xlink:href="http://wrapper.tanukisoftware.org/doc/english/download.jsp" text:style-name="Internet_20_link" text:visited-style-name="Visited_20_Internet_20_Link">download</text:a> the Java Service Wrapper for your platform and copy the files <text:span text:style-name="T1">wrapper</text:span>, <text:span text:style-name="T1">libwrapper.so</text:span> and <text:span text:style-name="T1">wrapper.jar</text:span> to the JPPF_<text:span text:style-name="T57">HOME</text:span> directory</text:p>
        </text:list-item>
        <text:list-item>
          <text:p text:style-name="P102">don't forget to set the executable bit for the <text:span text:style-name="T57">JPPF_HOME/bin/jsw/</text:span>JPPFDriver and <text:span text:style-name="T57">the </text:span>wrapper script/executable</text:p>
        </text:list-item>
        <text:list-item>
          <text:p text:style-name="P105">edit <text:span text:style-name="T52">the file </text:span><text:span text:style-name="T3">JPPF_HOME/</text:span><text:span text:style-name="T1">config</text:span><text:span text:style-name="T3">/</text:span><text:span text:style-name="T1">wrapper-driver.conf</text:span> <text:span text:style-name="T52">or </text:span><text:span text:style-name="T3">JPPF_HOME/config/wrapper-node.conf</text:span> <text:span text:style-name="T52">and</text:span> check that the setting for <text:span text:style-name="T52">the </text:span><text:span text:style-name="T1">wrapper.java.command</text:span> <text:span text:style-name="T52">property </text:span>is valid (either the PATH environment must contain a JRE, or the <text:span text:style-name="T52">JRE </text:span>installation directory must be entered here)</text:p>
        </text:list-item>
        <text:list-item>
          <text:p text:style-name="P102">open a terminal in the <text:span text:style-name="T1">JPPF_</text:span><text:span text:style-name="T5">HOME/bin/jsw</text:span> directory</text:p>
        </text:list-item>
        <text:list-item>
          <text:p text:style-name="P102">to run the driver <text:span text:style-name="T57">or node </text:span>as a daemon: <text:span text:style-name="T1">./JPPFDriver start</text:span><text:span text:style-name="T54"> </text:span><text:span text:style-name="T56">or </text:span><text:span text:style-name="T5">./JPPFNode start</text:span></text:p>
        </text:list-item>
        <text:list-item>
          <text:p text:style-name="P105">to stop the driver <text:span text:style-name="T57">or node</text:span>: <text:span text:style-name="T1">./JPPFDriver stop</text:span><text:span text:style-name="T54"> </text:span><text:span text:style-name="T56">or </text:span><text:span text:style-name="T5">./JPPFNode stop</text:span></text:p>
        </text:list-item>
        <text:list-item>
          <text:p text:style-name="P105">to restart the driver <text:span text:style-name="T57">or node</text:span>: <text:span text:style-name="T1">./JPPFDriver restart</text:span><text:span text:style-name="T54"> </text:span><text:span text:style-name="T56">or </text:span><text:span text:style-name="T5">./JPPFNode restart</text:span></text:p>
        </text:list-item>
      </text:list>
      <text:list xml:id="list93136511046706" text:continue-list="list93137846235916" text:style-name="Outline">
        <text:list-item>
          <text:list>
            <text:list-item>
              <text:h text:style-name="P129" text:outline-level="2">Running JPPF on Amazon's EC2, Rackspace, or other Cloud Services</text:h>
              <text:list>
                <text:list-item>
                  <text:h text:style-name="P134" text:outline-level="3">Java Cloud Toolkit</text:h>
                </text:list-item>
              </text:list>
            </text:list-item>
          </text:list>
        </text:list-item>
      </text:list>
      <text:p text:style-name="P12">Apache jclouds® provides an open source Java toolkit for accessing EC2, Rackspace, and several other cloud providers. The Compute interface provides several methods for creating server(s) from either the provider's or your own saved image, file transfer, executing commands on the new server's shell, deleting servers, and more. Servers can be managed individually or in groups, permitting your JPPF client to provision and configure servers on-the-fly.</text:p>
      <text:p text:style-name="P12"/>
      <text:p text:style-name="P12">When you create a cloud server with this toolkit, you programmatically have access to its NodeMetadata including IP addresses and login credentials. By creating your driver and nodes in the right sequence, you can pass IP information between them, as well as create different server types and use Job SLA's based on the IPs to vary the types of servers you want for different types of jobs.</text:p>
      <text:list xml:id="list93136816123862" text:continue-numbering="true" text:style-name="Outline">
        <text:list-item>
          <text:list>
            <text:list-item>
              <text:list>
                <text:list-item>
                  <text:h text:style-name="P134" text:outline-level="3">Server discovery</text:h>
                </text:list-item>
              </text:list>
            </text:list-item>
          </text:list>
        </text:list-item>
      </text:list>
      <text:p text:style-name="P12">Cloud servers do not allow multicast network communication, so JPPF nodes must know which server to use ahead of time instead of using the auto-discovery feature. So the server property file must set:</text:p>
      <text:p text:style-name="P12"/>
      <text:p text:style-name="P97">jppf.discovery.enabled = false</text:p>
      <text:p text:style-name="P97">jppf.peer.discovery.enabled = false</text:p>
      <text:p text:style-name="P12"/>
      <text:p text:style-name="P12">And the node property file must set:</text:p>
      <text:p text:style-name="P12"/>
      <text:p text:style-name="P97">jppf.discovery.enabled = false</text:p>
      <text:p text:style-name="P97">jppf.server.host = IP_or_DNS_hostname</text:p>
      <text:p text:style-name="P12"/>
      <text:p text:style-name="P12">Similarly the client must set:</text:p>
      <text:p text:style-name="P12"/>
      <text:p text:style-name="P97">jppf.discovery.enabled = false</text:p>
      <text:p text:style-name="P97">jppf.drivers = driverA</text:p>
      <text:p text:style-name="P97">driverA.jppf.server.host = IP_or_DNS_hostname</text:p>
      <text:p text:style-name="P97">driverA.jppf.server.port = 11111</text:p>
      <text:p text:style-name="P12"/>
      <text:p text:style-name="P12">Amazon, Rackspace, and others charge for network access to a public IP, so you'll want the node to communicate with the internal 10.x.x.x address and not a public IP. More on this detail below...</text:p>
      <text:list xml:id="list93137773714885" text:continue-numbering="true" text:style-name="Outline">
        <text:list-item>
          <text:list>
            <text:list-item>
              <text:list>
                <text:list-item>
                  <text:h text:style-name="P134" text:outline-level="3">Firewall configuration</text:h>
                </text:list-item>
              </text:list>
            </text:list-item>
          </text:list>
        </text:list-item>
      </text:list>
      <text:p text:style-name="P12">EC2 puts all nodes into “security groups” that define allowed network access. Make sure to start JPPF servers with a special security group that allows access to the standard port 11111 and if you use the management tools remotely, 11198. You may also want to limit these to internal IPs 10.0.0.0/8 if your clients, servers and nodes are all within EC2.</text:p>
      <text:p text:style-name="P12"/>
      <text:p text:style-name="P12">Rackspace cloud servers have no default restrictions on private IPs and ports at the same datacenter, so JPPF will work out-of-the-box on an all-cloud network. If added security is desired, you can create an Isolated Cloud Network with your own set of private IP addresses (192.168.x.x). In order to associate cloud servers with a dedicated (managed) server at Rackspace, you must request to configure RackConnect to merge your cloud and managed accounts and use all-private IPs.</text:p>
      <text:list xml:id="list93137764866882" text:continue-numbering="true" text:style-name="Outline">
        <text:list-item>
          <text:list>
            <text:list-item>
              <text:list>
                <text:list-item>
                  <text:h text:style-name="P134" text:outline-level="3">Instance type</text:h>
                </text:list-item>
              </text:list>
            </text:list-item>
          </text:list>
        </text:list-item>
      </text:list>
      <text:p text:style-name="P12">EC2 and Rackspace nodes vary the number of available cores and available memory, so you may want a different node property file and startup script for each instance type you start, with an appropriate number of threads. For instance, on a EC2 c1.xlarge instance with 8 cores, you might want to have one additional thread so the CPU would be busy if any one thread was waiting on I/O:</text:p>
      <text:p text:style-name="P12"/>
      <text:p text:style-name="P97"><text:span text:style-name="T46">jppf.</text:span>processing.threads = 9</text:p>
      <text:p text:style-name="P12"/>
      <text:p text:style-name="P12">If your tasks require more I/O, you may need to experiment to find the best completion rate. You may want to configure multiple JPPF nodes on the same server.</text:p>
      <text:p text:style-name="P12"/>
      <text:list xml:id="list93136224498521" text:continue-numbering="true" text:style-name="Outline">
        <text:list-item>
          <text:list>
            <text:list-item>
              <text:list>
                <text:list-item>
                  <text:h text:style-name="P141" text:outline-level="3">IP Addresses</text:h>
                </text:list-item>
              </text:list>
            </text:list-item>
          </text:list>
        </text:list-item>
      </text:list>
      <text:p text:style-name="P12">All EC2 and Rackspace instances will have both a public IP address (chosen randomly or your selected elastic IP), and a private internal IP 10.x.x.x. You are charged for traffic between availability zones regardless of address, and even within the same zone if you use the external IP. So you'll want to try to have the systems connect using the 10.x.x.x addresses.</text:p>
      <text:p text:style-name="P12"/>
      <text:p text:style-name="P12">Unfortunately, this complicates things a bit. Ideally you probably want to set up a pre-configured node image (AMI) and launch instances from that image as needed for your JPPF tasks. But you may not know the internal IP of the driver at the time. And you don't want to spend time creating a new AMI each time you launch a new task with a new driver. The following approaches will probably work:</text:p>
      <text:p text:style-name="P12"/>
      <text:p text:style-name="P12">One solution is to use a static elastic IP that you will always associate with the JPPF driver and eat the cost of EC2 traffic. It isn't that much really...</text:p>
      <text:p text:style-name="P12"/>
      <text:p text:style-name="P12">Or you can use DNS to publish your 10.x.x.x IP address for the driver before launching nodes, and configure the node AMI to use a fixed DNS hostname.</text:p>
      <text:p text:style-name="P12"/>
      <text:p text:style-name="P12">Or you can do a little programming with the EC2 or Rackspace API to pass the information around. This is the recommended approach. To this effect, JPPF provides a configuration hook, which will allow a node to read its configuration from a source other than a static and local configuration file. The node configuration plugin can read a properties file from S3 instead of a file already on the node. A matching startup task on the driver instance would publish an appropriate properties file to S3.</text:p>
      <text:p text:style-name="P12"/>
      <text:p text:style-name="P12">As of JPPF 4.1, you can use the getPrivateAddresses() method of the jclouds NodeMetadata class to return the private IP of the server, and then use the runScriptOnNode() method of the ComputeService class to set an environment variable or publish the IP in a file which can be referenced using substitutions or includes.</text:p>
      <text:p text:style-name="P12"/>
      <text:p text:style-name="P12">There are lots of other approaches that will give you the same results – just have the server publish its location to some known location (including possibly the node itself) and have the node read this and dynamically create its properties instead of having a fixed file.</text:p>
      <text:p text:style-name="P12"/>
      <text:list xml:id="list93137858391054" text:continue-numbering="true" text:style-name="Outline">
        <text:list-item>
          <text:list>
            <text:list-item>
              <text:h text:style-name="P128" text:outline-level="2">Node<text:span text:style-name="T43">s</text:span> in “Idle Host” mode</text:h>
            </text:list-item>
          </text:list>
        </text:list-item>
      </text:list>
      <text:p text:style-name="P5">A node can be configured to run only when its host is considered idle, <text:span text:style-name="T42">that is,</text:span> when no keyboard or mouse activity has occurred for a specified time.</text:p>
      <text:p text:style-name="P5"/>
      <text:p text:style-name="P10">The idleness detection and behavior are specified with the following node configuration properties:</text:p>
      <text:p text:style-name="P10"/>
      <text:p text:style-name="P77"># enable/disable idle mode, defaults to false (disabled)</text:p>
      <text:p text:style-name="P96">jppf.idle.mode.enabled = true</text:p>
      <text:p text:style-name="P96"/>
      <text:p text:style-name="P77"># Time of keyboard and mouse inactivity after which the system is considered</text:p>
      <text:p text:style-name="P77"># idle, in milliseconds. Defaults to 300000 (5 minutes)</text:p>
      <text:p text:style-name="P96">jppf.idle.timeout = 6000</text:p>
      <text:p text:style-name="P96"/>
      <text:p text:style-name="P77"># Interval between 2 successive calls to the native APIs to determine whether</text:p>
      <text:p text:style-name="P77"># the system idle state has changed. Defaults to 1000 ms</text:p>
      <text:p text:style-name="P96">jppf.idle.poll.interval = 1000</text:p>
      <text:p text:style-name="P96"/>
      <text:p text:style-name="P77"># Whether to shutdown the node immediately when a mouse/keyboard activity is detected,</text:p>
      <text:p text:style-name="P78"># or wait until the node is no longer executing tasks. Default value is true (immediate</text:p>
      <text:p text:style-name="P78"># shutdown)</text:p>
      <text:p text:style-name="P96">jppf.idle.interruptIfRunning = true</text:p>
      <text:p text:style-name="P10"/>
      <text:p text:style-name="P10">With the above settings, the node will be started whenever there has been no user input for at least 6 seconds, the check for idleness will occur every second, and the node will stop immediately whenever the user resumes activity.</text:p>
      <text:p text:style-name="P10"/>
      <text:p text:style-name="P11">When the node is set to stop immediately upon user activity resumption, this will trigger the normal server behavior, which <text:s/><text:span text:style-name="T44">is to</text:span> resubmit the tasks based on the resubmission settings at the job or task level.</text:p>
      <text:p text:style-name="P10"/>
      <text:p text:style-name="P10">Please note that the following node deployments are incompatible with the idle mode:</text:p>
      <text:list xml:id="list93136472677625" text:continue-list="list93136097721076" text:style-name="List_20_1">
        <text:list-item>
          <text:p text:style-name="P107">local nodes running in the same JVM as a driver</text:p>
        </text:list-item>
        <text:list-item>
          <text:p text:style-name="P108"><text:span text:style-name="T42">slave nodes, when using </text:span><text:a xlink:type="simple" xlink:href="#1.5.Node provisioning|outline" text:style-name="Internet_20_link" text:visited-style-name="Visited_20_Internet_20_Link"><text:span text:style-name="T42">node provisioning</text:span></text:a><text:span text:style-name="T42">. However, the master node supports the idle mode</text:span></text:p>
        </text:list-item>
      </text:list>
      <text:p text:style-name="P10"/>
      <text:p text:style-name="P6"><text:span text:style-name="T42">The idleness detection feature relies on a JNI bridge provided by the </text:span><text:a xlink:type="simple" xlink:href="https://github.com/twall/jna" text:style-name="Internet_20_link" text:visited-style-name="Visited_20_Internet_20_Link"><text:span text:style-name="T42">JNA</text:span></text:a><text:span text:style-name="T42"> libraries, provided in the node distribution. Consequently, it is not guaranteed to work with all platforms. It should work will all Windows versions from Windows Vista upwards, all Linux/BSD/Unix distributions which have the </text:span><text:a xlink:type="simple" xlink:href="http://www.jwz.org/xscreensaver/" text:style-name="Internet_20_link" text:visited-style-name="Visited_20_Internet_20_Link"><text:span text:style-name="T42">X</text:span></text:a><text:a xlink:type="simple" xlink:href="http://www.jwz.org/xscreensaver/" text:style-name="Internet_20_link" text:visited-style-name="Visited_20_Internet_20_Link"><text:span text:style-name="T42">ScreenSaver</text:span></text:a><text:span text:style-name="T42"> library installed, and Mac OS/X. In particular, this feature may not be supported with some Unix-based OSes.</text:span></text:p>
      <text:p text:style-name="P5"/>
      <text:p text:style-name="P5"/>
      <text:list xml:id="list93136829075531" text:continue-list="list93137858391054" text:style-name="Outline">
        <text:list-item>
          <text:list>
            <text:list-item>
              <text:h text:style-name="P130" text:outline-level="2">Offline nodes</text:h>
            </text:list-item>
          </text:list>
        </text:list-item>
      </text:list>
      <text:p text:style-name="P7">JPPF 4.0 introduced a new “offline” mode for the nodes: in this mode, the nodes will disconnect from the server before executing the tasks, then reconnect to send the results and get a new set of tasks. The tasks are thus executed offline. As a consequence, the distributed class loader connection is disabled, and so is the JMX-based remote management of the node.</text:p>
      <text:p text:style-name="P7"/>
      <text:p text:style-name="P7">In this mode, the scalability of a single-server JPPF grid is greatly increased, since it becomes possible to have many more nodes than there are available TCP ports on the server. This is also particularly adapted to a volunteer computing type of grid, especially when combined with the “Idle Host” mode.</text:p>
      <text:list xml:id="list93136147791852" text:continue-numbering="true" text:style-name="Outline">
        <text:list-item>
          <text:list>
            <text:list-item>
              <text:list>
                <text:list-item>
                  <text:h text:style-name="P135" text:outline-level="3">Class loading considerations</text:h>
                </text:list-item>
              </text:list>
            </text:list-item>
          </text:list>
        </text:list-item>
      </text:list>
      <text:p text:style-name="P23">Since the dynamic class loader is disabled for offline nodes, we need another way to ensure that the tasks and supporting <text:s/>classes are known to the node. There are two solutions for this, which can be used together:</text:p>
      <text:p text:style-name="P23"/>
      <text:list xml:id="list93137500663848" text:continue-list="list93136472677625" text:style-name="List_20_1">
        <text:list-item>
          <text:p text:style-name="P120">statically: the classes can be deployed along with each node and added to its classpath</text:p>
        </text:list-item>
        <text:list-item>
          <text:p text:style-name="P106"><text:span text:style-name="T6">dynamically: the supporting libraries can be sent along with the jobs, using the job's </text:span><text:a xlink:type="simple" xlink:href="https://www.jppf.org/doc/v4/index.php?title=Job_Service_Level_Agreement#Setting_a_class_path_onto_the_job" text:style-name="Internet_20_link" text:visited-style-name="Visited_20_Internet_20_Link"><text:span text:style-name="T6">SLA classpath attribute</text:span></text:a><text:span text:style-name="T6">. The nodes have a specific mechanism to add these libraries to the classpath before deserializing and executing the tasks.</text:span></text:p>
        </text:list-item>
      </text:list>
      <text:p text:style-name="P25"/>
      <text:p text:style-name="P2"><text:span text:style-name="T8">Additionally, the node will also need the JPPF libraries used by the JPPF server in its classpath: </text:span><text:span text:style-name="T9">jppf-server.jar</text:span><text:span text:style-name="T8"> and </text:span><text:span text:style-name="T9">jppf-common.jar</text:span><text:span text:style-name="T8">.</text:span></text:p>
      <text:list xml:id="list93136280110954" text:continue-list="list93136147791852" text:style-name="Outline">
        <text:list-item>
          <text:list>
            <text:list-item>
              <text:list>
                <text:list-item>
                  <text:h text:style-name="P136" text:outline-level="3">Avoiding stuck jobs</text:h>
                </text:list-item>
              </text:list>
            </text:list-item>
          </text:list>
        </text:list-item>
      </text:list>
      <text:p text:style-name="P26">Since offline nodes work disconnected most of the time, the server has no way to know the status of a node, nor detect whether it crashed or is unable to reconnect. When this happens, the standard JPPF recovery mechanism, which resubmits the tasks sent to the node when a disconnection is detected, cannot be applied. In turn, this will cause the entire job to be stuck in the server queue, never completing.</text:p>
      <text:p text:style-name="P26"/>
      <text:p text:style-name="P24"><text:span text:style-name="T7">To avoid this risk, the job SLA allows you to specify an </text:span><text:a xlink:type="simple" xlink:href="https://www.jppf.org/doc/v4/index.php?title=Job_Service_Level_Agreement#Expiration_of_job_dispatches" text:style-name="Internet_20_link" text:visited-style-name="Visited_20_Internet_20_Link"><text:span text:style-name="T7">expiration for all subsets of a job</text:span></text:a><text:span text:style-name="T7"> sent to any node. This expiration, specified as either a fixed date or a maximum duration for the job dispatch (i.e. subset of the job sent to a node), will cause the server to consider the job dispatch to have failed, and resubmit or simply cancel the tasks it contains, depending on the maximum number of allowed expirations specified in the SLA.</text:span></text:p>
      <text:list xml:id="list93136787524033" text:continue-numbering="true" text:style-name="Outline">
        <text:list-item>
          <text:list>
            <text:list-item>
              <text:list>
                <text:list-item>
                  <text:h text:style-name="P137" text:outline-level="3">Example: configuring an offline node and submitting a job</text:h>
                </text:list-item>
              </text:list>
            </text:list-item>
          </text:list>
        </text:list-item>
      </text:list>
      <text:p text:style-name="P9">To configure an offline node, set the following properties in its configuration file:</text:p>
      <text:p text:style-name="P9"/>
      <text:p text:style-name="P68"># enable offline mode</text:p>
      <text:p text:style-name="P80">jppf.node.offline = true</text:p>
      <text:p text:style-name="P68"># add the JPPF server libraries to the classpath</text:p>
      <text:p text:style-name="Code_20_block"><text:span text:style-name="T8">jppf.jvm.options = -server -Xmx512m </text:span><text:span text:style-name="T2">-cp lib/jppf-server.jar -cp lib/jppf-common.jar</text:span></text:p>
      <text:p text:style-name="P7"/>
      <text:p text:style-name="P9">Note that we specified the additional libraries as 2 distincts “-cp” statements, so that the path specifications do not depend on a platform-specific syntax. For instance on Linux we could just write instead:</text:p>
      <text:p text:style-name="Code_20_block"><text:span text:style-name="Code_20_char"><text:span text:style-name="T8">-cp lib/jppf-server.jar:lib/jppf-common.jar</text:span></text:span></text:p>
      <text:p text:style-name="P8"/>
      <text:p text:style-name="P9">To submit a job along with a supporting library:</text:p>
      <text:p text:style-name="P9"/>
      <text:p text:style-name="P80">JPPFJob myJob = new JPPFJob();</text:p>
      <text:p text:style-name="P80">ClassPath classpath = myJob.getSLA().getClassPath();</text:p>
      <text:p text:style-name="P68">// wrap a jar file into a FileLocation object</text:p>
      <text:p text:style-name="P80">Location jarLocation = new FileLocation(“libs/MyLib.jar”);</text:p>
      <text:p text:style-name="P68">// copy the jar file into memory</text:p>
      <text:p text:style-name="P80">Location location = new MemoryLocation(jarLocation.<text:span text:style-name="T18">toByteArray</text:span>()<text:span text:style-name="T18">)</text:span>;</text:p>
      <text:p text:style-name="P68">// add it as classpath element</text:p>
      <text:p text:style-name="P80">classpath.add(“myLib”, location);</text:p>
      <text:p text:style-name="P68">// tell the node to reset the tasks classloader with this new class path</text:p>
      <text:p text:style-name="P80">classpath.setForceClassLoaderReset(true);</text:p>
      <text:p text:style-name="P68">// set the job dispatches to expire if they execute for more than 5 seconds</text:p>
      <text:p text:style-name="P80">myJob.getSLA().setDispatchExpirationSchedule(new JPPFSchedule(5000L));</text:p>
      <text:p text:style-name="P68">// dispatched tasks will be resubmitted at most 2 times before they are cancelled</text:p>
      <text:p text:style-name="P80">myJob.getSLA().setMaxDispatchExpirations(2);</text:p>
      <text:p text:style-name="P68">// submit the job</text:p>
      <text:p text:style-name="P80">JPPFClient client = ...;</text:p>
      <text:p text:style-name="P80">List&lt;JPPFTask&gt; results = client.submit(myJob);</text:p>
      <text:p text:style-name="P27"/>
      <text:list xml:id="list93137099105068" text:continue-numbering="true" text:style-name="Outline">
        <text:list-item>
          <text:list>
            <text:list-item>
              <text:h text:style-name="P126" text:outline-level="2"><text:soft-page-break/>Node provisioning</text:h>
            </text:list-item>
          </text:list>
        </text:list-item>
      </text:list>
      <text:p text:style-name="P28"><text:span text:style-name="T59">A</text:span>ny JPPF node has the ability to start new nodes on the same physical or virtual machine, and stop and monitor these nodes afterwards. This <text:span text:style-name="T20">constitutes</text:span> a node provisioning facility, which allows dynamically growing or shrinking a JPPF grid based on the workload requirements.</text:p>
      <text:p text:style-name="P28"/>
      <text:p text:style-name="P28">This provisioning ability establishes a master/slave relationship between a standard node (master) and the nodes that it starts (slaves). Please note that a slave node cannot be in turn used as a master. Ap<text:span text:style-name="T19">a</text:span>rt from this restriction, slave nodes can be managed and monitored as any o<text:span text:style-name="T21">t</text:span>her node <text:span text:style-name="T37">-</text:span> <text:span text:style-name="T37">unless they are defined as </text:span><text:a xlink:type="simple" xlink:href="#1.3.Offline nodes|outline" text:style-name="Internet_20_link" text:visited-style-name="Visited_20_Internet_20_Link"><text:span text:style-name="T37">offline nodes</text:span></text:a>.</text:p>
      <text:p text:style-name="P28"/>
      <text:p text:style-name="P29"><text:span text:style-name="T38">Please note that </text:span><text:a xlink:type="simple" xlink:href="#1.3.Offline nodes|outline" text:style-name="Internet_20_link" text:visited-style-name="Visited_20_Internet_20_Link"><text:span text:style-name="T38">offline nodes</text:span></text:a><text:span text:style-name="T38"> cannot be used a master nodes, since they cannot be managed.</text:span></text:p>
      <text:list xml:id="list93137041217009" text:continue-numbering="true" text:style-name="Outline">
        <text:list-item>
          <text:list>
            <text:list-item>
              <text:list>
                <text:list-item>
                  <text:h text:style-name="P138" text:outline-level="3">Provisioning with the JMX API</text:h>
                </text:list-item>
              </text:list>
            </text:list-item>
          </text:list>
        </text:list-item>
      </text:list>
      <text:p text:style-name="P30"><text:span text:style-name="T22">As seen in </text:span><text:span text:style-name="T11">Management </text:span><text:span text:style-name="T12">and monitoring</text:span><text:span text:style-name="T11"> &gt; </text:span><text:span text:style-name="T12">Node management &gt; Node provisioning</text:span><text:span text:style-name="T23">, provisioning can be performed with an Mbean implementing the </text:span><text:a xlink:type="simple" xlink:href="https://www.jppf.org/javadoc/6.1/index.html?org/jppf/node/provisioning/JPPFNodeProvisioningMBean.html" text:style-name="Internet_20_link" text:visited-style-name="Visited_20_Internet_20_Link"><text:span text:style-name="T23">JPPFNodeProvisioningMBean</text:span></text:a><text:span text:style-name="T23"> interface, defined as follows:</text:span></text:p>
      <text:p text:style-name="P32"/>
      <text:p text:style-name="P81">public interface JPPFNodeProvisioningMBean {</text:p>
      <text:p text:style-name="P83"><text:span text:style-name="T24"><text:s text:c="2"/></text:span><text:span text:style-name="T26">// The object name of this MBean</text:span></text:p>
      <text:p text:style-name="P81"><text:s text:c="2"/>String MBEAN_NAME = "org.jppf:name=provisioning,type=node";</text:p>
      <text:p text:style-name="P83"><text:span text:style-name="T24"><text:s text:c="2"/></text:span><text:span text:style-name="T26">// Get the number of slave nodes started by this MBean</text:span></text:p>
      <text:p text:style-name="P81"><text:s text:c="2"/>int getNbSlaves();</text:p>
      <text:p text:style-name="P83"><text:span text:style-name="T24"><text:s text:c="2"/></text:span><text:span text:style-name="T26">// Start or stop the required number of slaves to reach the specified number</text:span></text:p>
      <text:p text:style-name="P81"><text:s text:c="2"/>void provisionSlaveNodes(int nbNodes);</text:p>
      <text:p text:style-name="P99"><text:span text:style-name="T24"><text:s text:c="2"/></text:span><text:span text:style-name="T26">// </text:span><text:span text:style-name="T27">Same action, </text:span><text:span text:style-name="T28">explicitely</text:span><text:span text:style-name="T27"> specifiying the interrupt flag</text:span></text:p>
      <text:p text:style-name="P82"><text:s text:c="2"/>void provisionSlaveNodes(int nbNodes, boolean interruptIfRunning);</text:p>
      <text:p text:style-name="P99"><text:span text:style-name="T24"><text:s text:c="2"/></text:span><text:span text:style-name="T26">// Start or stop the required number of slaves to reach the specified number,</text:span></text:p>
      <text:p text:style-name="P83"><text:span text:style-name="T24"><text:s text:c="2"/></text:span><text:span text:style-name="T26">// using the specified configuration overrides</text:span></text:p>
      <text:p text:style-name="P81"><text:s text:c="2"/>void provisionSlaveNodes(int nbNodes, TypedProperties configOverrides);</text:p>
      <text:p text:style-name="P99"><text:span text:style-name="T24"><text:s text:c="2"/></text:span><text:span text:style-name="T26">// </text:span><text:span text:style-name="T27">Same action, </text:span><text:span text:style-name="T28">explicitely</text:span><text:span text:style-name="T27"> specifiying the interrupt flag</text:span></text:p>
      <text:p text:style-name="P82"><text:s text:c="2"/>void provisionSlaveNodes(</text:p>
      <text:p text:style-name="P82"><text:s text:c="4"/>int nbNodes, <text:span text:style-name="T61">boolean interruptIfRunning, </text:span>TypedProperties configOverrides);</text:p>
      <text:p text:style-name="P82">}</text:p>
      <text:p text:style-name="P33"/>
      <text:p text:style-name="P32">Combined with the ability to manage and monitor nodes via the server to which.they are attached, this provides a powerful and sophisticated way to grow, shrink and control a JPPF grid on demand. Let's look at the following example, which shows how to provision new nodes with specific memory requirements, execute a job on these nodes, then restore the grid to its initial topology.</text:p>
      <text:p text:style-name="P32"/>
      <text:p text:style-name="P32">The first thing that we do is to initialize a JPPF client, obtain a JMX connection from the JPPF server, then get a reference to the server MBean which forwards management requests to the nodes:</text:p>
      <text:p text:style-name="P32"/>
      <text:p text:style-name="P84">JPPFClient client = new JPPFClient();</text:p>
      <text:p text:style-name="P69">// wait until a standard connection to the driver is established</text:p>
      <text:p text:style-name="P98">JPPFConnectionPool pool = client.awaitWorkingPool();</text:p>
      <text:p text:style-name="P69">// wait until a JMX connection to the driver is established</text:p>
      <text:p text:style-name="P98">JMXDriverConnectionWrapper jmxDriver =</text:p>
      <text:p text:style-name="P98"><text:s text:c="2"/>pool.awaitJMXConn<text:span text:style-name="T60">e</text:span>ction<text:span text:style-name="T60">s</text:span>(Operator.AT_LEAST, 1, true).get(0);</text:p>
      <text:p text:style-name="P69">// get a proxy to the mbean that forwards management requests to the nodes</text:p>
      <text:p text:style-name="P84">JPPFNodeForwardingMBean forwarder = jmxDriver.get<text:span text:style-name="T59">NodeFrowarder</text:span>();</text:p>
      <text:p text:style-name="P32"/>
      <text:p text:style-name="P34">In the next step, we will create a node selector, based on an execution policy which matches all master nodes:</text:p>
      <text:p text:style-name="P34"/>
      <text:p text:style-name="P70">// create a node selector which matches all master nodes</text:p>
      <text:p text:style-name="P85">ExecutionPolicy masterPolicy = new Equal("jppf.node.provisioning.master", true);</text:p>
      <text:p text:style-name="P85">NodeSelector masterSelector = new NodeSelector.ExecutionPolicySelector(masterPolicy);</text:p>
      <text:p text:style-name="P34"/>
      <text:p text:style-name="P34">Note the use of the configuration property “jppf.node.provisoning.master = true” which is present in every master node. Next, we define configuration overrides to fit our requirements:</text:p>
      <text:p text:style-name="P34"/>
      <text:p text:style-name="P85">TypedProperties overrides = new TypedProperties()</text:p>
      <text:p text:style-name="P70"><text:s text:c="2"/>// request 2 processing threads</text:p>
      <text:p text:style-name="P85"><text:s text:c="2"/>.setInt("jppf.processing.threads", 2)</text:p>
      <text:p text:style-name="P70"><text:s text:c="2"/>// specify a server JVM with 512 MB of heap</text:p>
      <text:p text:style-name="P85"><text:s text:c="2"/>.setString("jppf.jvm.options", "-server -Xmx512m");</text:p>
      <text:p text:style-name="P34"/>
      <text:p text:style-name="P34"/>
      <text:p text:style-name="P101">Now we can provision the nodes we need:</text:p>
      <text:p text:style-name="P34"/>
      <text:p text:style-name="P71">// request that 2 slave nodes be provisioned, by invoking the provisionSlaveNodes()</text:p>
      <text:p text:style-name="P71">// method on all nodes matched by the selector, <text:span text:style-name="T32">with the configuration overrides</text:span></text:p>
      <text:p text:style-name="P86">forwarder.provisionSlaveNodes (masterSelector, 2, overrides);</text:p>
      <text:p text:style-name="P73"/>
      <text:p text:style-name="P73">// give the nodes enough time to start the slaves</text:p>
      <text:p text:style-name="P88">Thread.sleep(3000L);</text:p>
      <text:p text:style-name="P35"/>
      <text:p text:style-name="P34">We then check that our master nodes effectively have two slaves started:</text:p>
      <text:p text:style-name="P34"/>
      <text:p text:style-name="P72">// request the 'NbSlaves' Mbean atrribute for each master</text:p>
      <text:p text:style-name="P89">Map&lt;String, Object&gt; resultsMap = forwarder.<text:span text:style-name="T62">get</text:span>NbSlaves(masterSelector);</text:p>
      <text:p text:style-name="P72"/>
      <text:p text:style-name="P72">// keys in the map are node UUIDs</text:p>
      <text:p text:style-name="P72">// the values are either integers if the request succeeded, or a Throwable if it failed</text:p>
      <text:p text:style-name="P87">for (Map.Entry&lt;String, Object&gt; entry: resultsMap.entrySet()) {</text:p>
      <text:p text:style-name="P88"><text:s text:c="2"/>if (entry.getValue() instanceof Throwable) {</text:p>
      <text:p text:style-name="P88"><text:s text:c="4"/>System.out.println("node " + entry.getKey() + " raised " +</text:p>
      <text:p text:style-name="P87"><text:s text:c="6"/>ExceptionUtils.getStackTrace((Throwable) entry.getValue()));</text:p>
      <text:p text:style-name="P87"><text:s text:c="2"/>} else {</text:p>
      <text:p text:style-name="P88"><text:s text:c="4"/>System.out.println("master node " + entry.getKey() + " has " +</text:p>
      <text:p text:style-name="P88"><text:s text:c="6"/>entry.getValue() + " slaves");</text:p>
      <text:p text:style-name="P87"><text:s text:c="2"/>}</text:p>
      <text:p text:style-name="P87">}</text:p>
      <text:p text:style-name="P36"/>
      <text:p text:style-name="P38">Once we are satisfied with the topology we just setup, we can submit a job on the slave nodes:</text:p>
      <text:p text:style-name="P38"/>
      <text:p text:style-name="P74">// <text:span text:style-name="T33">create the job and add tasks</text:span></text:p>
      <text:p text:style-name="P90">JPPFJob job = new JPPFJob();</text:p>
      <text:p text:style-name="P90">job.setName("Hello World");</text:p>
      <text:p text:style-name="P90">for (int i=1; i&lt;=20; i++) job.add(new ExampleTask(<text:span text:style-name="T31">i</text:span>)).setId("task " + i);</text:p>
      <text:p text:style-name="P74"/>
      <text:p text:style-name="P74">// set the policy to execute on slaves only</text:p>
      <text:p text:style-name="P91">ExecutionPolicy slavePolicy = new Equal("jppf.node.provisioning.slave", true);</text:p>
      <text:p text:style-name="P91">job.getSLA().setExecutionPolicy(slavePolicy);</text:p>
      <text:p text:style-name="P74"/>
      <text:p text:style-name="P74">// submit the job and get the results</text:p>
      <text:p text:style-name="P90">List&lt;Task&lt;?&gt;&gt; results = client.submitJob(job);</text:p>
      <text:p text:style-name="P37"/>
      <text:p text:style-name="P39">Finally, we can terminate the slave nodes with a provisioning request for 0 slaves, and get back to the initial grid topology:</text:p>
      <text:p text:style-name="P39"/>
      <text:p text:style-name="P92">forwarder.provisionSlaveNodes(masterSelector, 0, null);</text:p>
      <text:p text:style-name="P74"/>
      <text:p text:style-name="P74">// again, give it some time</text:p>
      <text:p text:style-name="P90">Thread.sleep(2000L);</text:p>
      <text:p text:style-name="P39"/>
      <text:list xml:id="list93137010104078" text:continue-numbering="true" text:style-name="Outline">
        <text:list-item>
          <text:list>
            <text:list-item>
              <text:list>
                <text:list-item>
                  <text:h text:style-name="P142" text:outline-level="3">Provisioning with the administration console</text:h>
                </text:list-item>
              </text:list>
            </text:list-item>
          </text:list>
        </text:list-item>
      </text:list>
      <text:p text:style-name="P47">In the JPPF administration console, the provisioning facility is available as shown here:</text:p>
      <text:p text:style-name="P47"/>
      <text:p text:style-name="P40"><draw:frame draw:style-name="fr1" draw:name="graphics1" text:anchor-type="as-char" svg:width="17.013cm" svg:height="15.319cm" draw:z-index="3"><draw:image xlink:href="Pictures/100000000000028300000243B2099089BA62D106.gif" xlink:type="simple" xlink:show="embed" xlink:actuate="onLoad" loext:mime-type="image/gif"/></draw:frame></text:p>
      <text:p text:style-name="P40"/>
      <text:p text:style-name="P31"><text:span text:style-name="T33">As you can see in this screenshot, the provisioning facility is integrated in the JPPF administration tool. To perform a provisioning operation, in the topology tree or graph view, select any number of master nodes, then click on the provisioning button </text:span><text:span text:style-name="T33"><draw:frame draw:style-name="fr2" draw:name="graphics2" text:anchor-type="as-char" svg:width="0.423cm" svg:height="0.423cm" draw:z-index="0"><draw:image xlink:href="Pictures/1000020100000010000000106D6DD7E776639DD6.png" xlink:type="simple" xlink:show="embed" xlink:actuate="onLoad" loext:mime-type="image/png"/></draw:frame></text:span><text:span text:style-name="T33"><text:s/>in the tool bar or in the mouse popup menu.</text:span></text:p>
      <text:p text:style-name="P40"/>
      <text:p text:style-name="P40">The topology tree view has a column indicating the number of slaves started for each master node. Non-master nodes have an empty value in this column, whereas master nodes have a value of zero or more.Furthermore, master and non-master nodes have distinctive icons:</text:p>
      <text:list xml:id="list93135909852343" text:continue-list="list93137500663848" text:style-name="List_20_1">
        <text:list-item>
          <text:p text:style-name="P121"><text:span text:style-name="T33"><draw:frame draw:style-name="fr3" draw:name="graphics3" text:anchor-type="as-char" svg:width="0.423cm" svg:height="0.423cm" draw:z-index="1"><draw:image xlink:href="Pictures/10000201000000100000001017CE49A238CF5EB1.png" xlink:type="simple" xlink:show="embed" xlink:actuate="onLoad" loext:mime-type="image/png"/></draw:frame></text:span><text:span text:style-name="T33"><text:s/>for master nodes</text:span></text:p>
        </text:list-item>
        <text:list-item>
          <text:p text:style-name="P121"><text:span text:style-name="T33"><draw:frame draw:style-name="fr4" draw:name="graphics4" text:anchor-type="as-char" svg:width="0.423cm" svg:height="0.423cm" draw:z-index="2"><draw:image xlink:href="Pictures/100002010000001000000010B59E08620A0872BE.png" xlink:type="simple" xlink:show="embed" xlink:actuate="onLoad" loext:mime-type="image/png"/></draw:frame></text:span><text:span text:style-name="T33"><text:s/>for non-master nodes</text:span></text:p>
        </text:list-item>
      </text:list>
      <text:p text:style-name="P40"/>
      <text:p text:style-name="P41">After clicking on the provisioning button, a dialog will be displayed, allowing you to specifiy the number of slave nodes to provision, whether to use configuration overrides, and specify the overrides in free-form text. When clicking on the “OK” button, the provisioning request will be sent to all the selected master nodes.</text:p>
      <text:p text:style-name="P41"/>
      <text:p text:style-name="P47">Please note that the values entered in the provisioning dialog, including the state of the checkbox, are persisted by the administration tool, so that you will conveniently retrieve them the next time you open the dialog.</text:p>
      <text:list xml:id="list93137283307664" text:continue-list="list93137010104078" text:style-name="Outline">
        <text:list-item>
          <text:list>
            <text:list-item>
              <text:list>
                <text:list-item>
                  <text:h text:style-name="P143" text:outline-level="3">Configuration</text:h>
                  <text:list>
                    <text:list-item>
                      <text:h text:style-name="P149" text:outline-level="4">Provisioning under the hood</text:h>
                    </text:list-item>
                  </text:list>
                </text:list-item>
              </text:list>
            </text:list-item>
          </text:list>
        </text:list-item>
      </text:list>
      <text:p text:style-name="P42">Before a slave node is started, the master node will perform <text:span text:style-name="T34">a number of operations, to ensure that the slave is properly configured and that any ouput it produces can be captured and retrieve. These operations include:</text:span></text:p>
      <text:p text:style-name="P48"/>
      <text:p text:style-name="P43"><text:span text:style-name="T36">1) Creating a root directory for the slave, in which log files and output capture files will be created, along with configuration files. By default, this directory is in “</text:span><text:span text:style-name="T13">${MASTER_ROOT}/slave_nodes/node_nn</text:span><text:span text:style-name="T34">”, where the suffix </text:span><text:span text:style-name="T13">nn</text:span><text:span text:style-name="T34"> is a sequence number assigned to the slave by the master node.</text:span></text:p>
      <text:p text:style-name="P49"/>
      <text:p text:style-name="P44"><text:span text:style-name="T36">2) Copy the content of a user-specified directory, holding configuration files used by all the slaves, into the slave's “config” directory. For example, if “slave_config” is specified by the user, then all the files and sub-directories contained in the folder “</text:span><text:span text:style-name="T13">${MASTER_ROOT}/</text:span><text:span text:style-name="T14">slave_config</text:span><text:span text:style-name="T35">” will be copied into “</text:span><text:span text:style-name="T13">${</text:span><text:span text:style-name="T14">SLAVE</text:span><text:span text:style-name="T13">_ROOT}/</text:span><text:span text:style-name="T14">config</text:span><text:span text:style-name="T35">”. Note that the destination folder name “</text:span><text:span text:style-name="T17">config</text:span><text:span text:style-name="T35">” cannot be changed.</text:span></text:p>
      <text:p text:style-name="P50"/>
      <text:p text:style-name="P44"><text:span text:style-name="T36">3) The JPPF configuration properties of the master node will be saved into a properties file located in<text:line-break/>“</text:span><text:span text:style-name="T13">${</text:span><text:span text:style-name="T14">SLAVE</text:span><text:span text:style-name="T13">_ROOT}/</text:span><text:span text:style-name="T14">config/jppf-node.properties</text:span><text:span text:style-name="T35">”, after the user-specified (via the management API or the administration tool) overrides are applied, then the following overrides:</text:span></text:p>
      <text:p text:style-name="P50"/>
      <text:p text:style-name="P75"># mark the node as a slave</text:p>
      <text:p text:style-name="P93">jppf.node.provisioning.slave = true</text:p>
      <text:p text:style-name="P75"># a slave node cannot be a master</text:p>
      <text:p text:style-name="P94">jppf.node.provisioning.master = false</text:p>
      <text:p text:style-name="P75"># redirect the ouput of System.out to a file</text:p>
      <text:p text:style-name="P93">jppf.redirect.out = system_out.log</text:p>
      <text:p text:style-name="P75"># redirect the ouput of System.err to a file</text:p>
      <text:p text:style-name="P94">jppf.redirect.err = system_err.log</text:p>
      <text:p text:style-name="P51"/>
      <text:p text:style-name="P53">4) The classpath of the slave node will be exactly the same as for the master, with the addition of the slave's root directory. This means that any jar file or class directory specified in the master's start command will also be available to the slaves.</text:p>
      <text:p text:style-name="P53"/>
      <text:p text:style-name="P53">5) Additional JVM options for the slave process can be specified in two ways:</text:p>
      <text:list xml:id="list93136023940411" text:continue-list="list93135909852343" text:style-name="List_20_1">
        <text:list-item>
          <text:p text:style-name="P122">first by overriding the “jppf.jvm.options” configuration property when provisioning slaves nodes</text:p>
        </text:list-item>
        <text:list-item>
          <text:p text:style-name="P123">then, if the property “jppf.node.provisioning.slave.jvm.options” is defined in the master node, these options are added</text:p>
        </text:list-item>
      </text:list>
      <text:p text:style-name="P54"/>
      <text:p text:style-name="P55">For instance, setting “jppf.node.provisioning.slave.jvm.options = -Dlog4j.configuration=config/log4j.properties” will ensure that each slave will be able to find the Log4j configuration file in its “config” folder.</text:p>
      <text:p text:style-name="P55"/>
      <text:p text:style-name="P55">6) The master node maintains a link with each of its slaves, based on a local TCP socket connection, which serves two essential purposes:</text:p>
      <text:p text:style-name="P55"/>
      <text:list xml:id="list93136544706179" text:continue-numbering="true" text:style-name="List_20_1">
        <text:list-item>
          <text:p text:style-name="P124">even when a slave is forcibly terminated, the master will know almost immediately about it and will be able to update its internal state, for instance the number of slaves</text:p>
        </text:list-item>
        <text:list-item>
          <text:p text:style-name="P124">when a master is forcibly terminated (e.g. with 'kill -9 pid' on Linux, or with the Task Manager on Windows), all its slaves will know about it and terminate themselves, to avoid having hanging Java processes on the host</text:p>
        </text:list-item>
      </text:list>
      <text:list xml:id="list93136034572049" text:continue-list="list93137283307664" text:style-name="Outline">
        <text:list-item>
          <text:list>
            <text:list-item>
              <text:list>
                <text:list-item>
                  <text:list>
                    <text:list-item>
                      <text:h text:style-name="P149" text:outline-level="4">Configuration <text:span text:style-name="T39">properties</text:span></text:h>
                    </text:list-item>
                  </text:list>
                </text:list-item>
              </text:list>
            </text:list-item>
          </text:list>
        </text:list-item>
      </text:list>
      <text:p text:style-name="P56">The following properties are available:</text:p>
      <text:p text:style-name="P56"/>
      <text:p text:style-name="P76"># Define a node as master. Defaults to true</text:p>
      <text:p text:style-name="P95">jppf.node.provisioning.master = true</text:p>
      <text:p text:style-name="P76"># Define a node as a slave. Defaults to false</text:p>
      <text:p text:style-name="P95">jppf.node.provisioning.slave = false</text:p>
      <text:p text:style-name="P76"># Specify the path prefix used for the root directory of each slave node</text:p>
      <text:p text:style-name="P76"># defaults to "slave_nodes/node_", relative to the master root directory</text:p>
      <text:p text:style-name="P95">jppf.node.provisioning.slave.path.prefix = slave_nodes/node_</text:p>
      <text:p text:style-name="P76"># Specify the directory where slave-specific configuration files are located</text:p>
      <text:p text:style-name="P76"># Defaults to the "config" folder, relative to the master root directory</text:p>
      <text:p text:style-name="P95">jppf.node.provisioning.slave.config.path <text:span text:style-name="T40">= config</text:span></text:p>
      <text:p text:style-name="P76"># A set of space-separated JVM options always added to the slave startup command</text:p>
      <text:p text:style-name="P95">jppf.node.provisioning.slave.jvm.options = -Dlog4j.configuration=config/log4j.properties</text:p>
      <text:p text:style-name="P76"># <text:span text:style-name="T70">Number of slaves to start at master node startup. Defaults to 0</text:span></text:p>
      <text:p text:style-name="P95">jppf.node.provisioning.<text:span text:style-name="T70">startup</text:span>.slaves = <text:span text:style-name="T70">5</text:span></text:p>
      <text:p text:style-name="P45"/>
      <text:p text:style-name="P56"><text:soft-page-break/>Note that “<text:span text:style-name="T1">jppf.node.provisioning.slave</text:span>” is only used by slave nodes and is always ignored by master nodes.</text:p>
      <text:p text:style-name="P56"/>
      <text:p text:style-name="P66">Additionally, each slave node has a property "<text:span text:style-name="T1">jppf.node.provisioning.master.uuid</text:span>", whose value is the uuid of the master node that started it. This can be very useful when using a node selector <text:span text:style-name="T71">or execution policy </text:span>that only selects the slave nodes of one or more specific master nodes:</text:p>
      <text:p text:style-name="P66"/>
      <text:p text:style-name="P100">String masterUuid = ...;</text:p>
      <text:p text:style-name="P100">JPPFJob job = new JPPFJob();</text:p>
      <text:p text:style-name="P79">// execute this job only on slave nodes of the specified master</text:p>
      <text:p text:style-name="P100">ExecutionPolicy policy = new Equal(</text:p>
      <text:p text:style-name="P100"><text:s text:c="2"/>"jppf.node.provisioning.master.uuid", true, masterUuid);</text:p>
      <text:p text:style-name="P100">job.getSLA().setExecutionPolicy(policy);</text:p>
      <text:p text:style-name="P65"/>
      <text:list xml:id="list93136063140549" text:continue-numbering="true" text:style-name="Outline">
        <text:list-item>
          <text:list>
            <text:list-item>
              <text:h text:style-name="P128" text:outline-level="2">Runtime dependencies</text:h>
              <text:list>
                <text:list-item>
                  <text:h text:style-name="Heading_20_3" text:outline-level="3">Common dependencies</text:h>
                </text:list-item>
              </text:list>
            </text:list-item>
          </text:list>
        </text:list-item>
      </text:list>
      <text:p text:style-name="Text_20_body">These libraries are those used by the JPPF nodes as well as by all other JPPF components. For greater clarity, they are not shown in the next sections, however they should always be added to the JPPF components' classpath.</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21">Library name</text:p>
          </table:table-cell>
          <table:table-cell table:style-name="Table4.B1" office:value-type="string">
            <text:p text:style-name="P21">Jar Files</text:p>
          </table:table-cell>
          <table:table-cell table:style-name="Table4.C1" office:value-type="string">
            <text:p text:style-name="P21">Comments</text:p>
          </table:table-cell>
        </table:table-row>
        <table:table-row>
          <table:table-cell table:style-name="Table4.A2" office:value-type="string">
            <text:p text:style-name="Standard">JPPF <text:span text:style-name="T41">common</text:span></text:p>
          </table:table-cell>
          <table:table-cell table:style-name="Table4.B2" office:value-type="string">
            <text:p text:style-name="Standard">jppf-common.jar</text:p>
          </table:table-cell>
          <table:table-cell table:style-name="Table4.C2" office:value-type="string">
            <text:p text:style-name="P59">Common JPPF APIs and utilities used in all components</text:p>
          </table:table-cell>
        </table:table-row>
        <table:table-row>
          <table:table-cell table:style-name="Table4.A2" office:value-type="string">
            <text:p text:style-name="Standard"><text:a xlink:type="simple" xlink:href="http://www.slf4j.org/" text:style-name="Internet_20_link" text:visited-style-name="Visited_20_Internet_20_Link">SLF4J</text:a></text:p>
          </table:table-cell>
          <table:table-cell table:style-name="Table4.B2" office:value-type="string">
            <text:p text:style-name="Standard">slf4j-api-1.6.1.jar</text:p>
            <text:p text:style-name="Standard">slf4j-log4j12-1.6.1.jar</text:p>
          </table:table-cell>
          <table:table-cell table:style-name="Table4.C2" office:value-type="string">
            <text:p text:style-name="Standard">Logging wrapper API with Log4j bindings</text:p>
          </table:table-cell>
        </table:table-row>
        <table:table-row>
          <table:table-cell table:style-name="Table4.A2" office:value-type="string">
            <text:p text:style-name="Standard"><text:a xlink:type="simple" xlink:href="http://logging.apache.org/log4j" text:style-name="Internet_20_link" text:visited-style-name="Visited_20_Internet_20_Link">Log4j</text:a></text:p>
          </table:table-cell>
          <table:table-cell table:style-name="Table4.B2" office:value-type="string">
            <text:p text:style-name="Standard">log4j-1.2.15.jar</text:p>
          </table:table-cell>
          <table:table-cell table:style-name="Table4.C2" office:value-type="string">
            <text:p text:style-name="Standard">Logging implementation</text:p>
          </table:table-cell>
        </table:table-row>
        <table:table-row>
          <table:table-cell table:style-name="Table4.A2" office:value-type="string">
            <text:p text:style-name="P59">JPPF JMX remote</text:p>
          </table:table-cell>
          <table:table-cell table:style-name="Table4.B2" office:value-type="string">
            <text:p text:style-name="Standard"><text:span text:style-name="T41">jppf_</text:span>jmxremote_optional<text:span text:style-name="T41">-x.y</text:span>.jar</text:p>
          </table:table-cell>
          <table:table-cell table:style-name="Table4.C2" office:value-type="string">
            <text:p text:style-name="Standard">JMX remote connector</text:p>
          </table:table-cell>
        </table:table-row>
        <table:table-row>
          <table:table-cell table:style-name="Table4.A2" office:value-type="string">
            <text:p text:style-name="P46"><text:a xlink:type="simple" xlink:href="http://commons.apache.org/proper/commons-io/" text:style-name="Internet_20_link" text:visited-style-name="Visited_20_Internet_20_Link"><text:span text:style-name="T41">Apache Commons IO</text:span></text:a></text:p>
          </table:table-cell>
          <table:table-cell table:style-name="Table4.B2" office:value-type="string">
            <text:p text:style-name="P52">commons-io-2.4.jar</text:p>
          </table:table-cell>
          <table:table-cell table:style-name="Table4.C2" office:value-type="string">
            <text:p text:style-name="P52">Apache Commons IO library</text:p>
          </table:table-cell>
        </table:table-row>
      </table:table>
      <text:p text:style-name="Standard"/>
      <text:list xml:id="list93137242797259" text:continue-numbering="true" text:style-name="Outline">
        <text:list-item>
          <text:list>
            <text:list-item>
              <text:list>
                <text:list-item>
                  <text:h text:style-name="P139" text:outline-level="3">Node</text:h>
                </text:list-item>
              </text:list>
            </text:list-item>
          </text:list>
        </text:list-item>
      </text:list>
      <text:p text:style-name="Standard"><text:a xlink:type="simple" xlink:href="#1.5.1.Common dependencies|outline" text:style-name="Internet_20_link" text:visited-style-name="Visited_20_Internet_20_Link"><text:span text:style-name="T41">Common dependencies</text:span></text:a><text:span text:style-name="T41"> + </text:span></text:p>
      <text:p text:style-name="P58"/>
      <table:table table:name="Table5" table:style-name="Table5">
        <table:table-column table:style-name="Table5.A"/>
        <table:table-column table:style-name="Table5.B"/>
        <table:table-column table:style-name="Table5.C"/>
        <table:table-row>
          <table:table-cell table:style-name="Table5.A1" office:value-type="string">
            <text:p text:style-name="P22">Library name</text:p>
          </table:table-cell>
          <table:table-cell table:style-name="Table5.B1" office:value-type="string">
            <text:p text:style-name="P22">Jar Files</text:p>
          </table:table-cell>
          <table:table-cell table:style-name="Table5.C1" office:value-type="string">
            <text:p text:style-name="P22">Comments</text:p>
          </table:table-cell>
        </table:table-row>
        <table:table-row>
          <table:table-cell table:style-name="Table5.A2" office:value-type="string">
            <text:p text:style-name="P57">JPPF node</text:p>
          </table:table-cell>
          <table:table-cell table:style-name="Table5.B2" office:value-type="string">
            <text:p text:style-name="P57">jppf-node.jar</text:p>
          </table:table-cell>
          <table:table-cell table:style-name="Table5.C2" office:value-type="string">
            <text:p text:style-name="P59">Node bootstraping, distributed class loader and other n<text:span text:style-name="T45">o</text:span>de APIs</text:p>
          </table:table-cell>
        </table:table-row>
      </table:table>
      <text:p text:style-name="Standard"/>
      <text:list xml:id="list93136677322891" text:continue-numbering="true" text:style-name="Outline">
        <text:list-item>
          <text:list>
            <text:list-item>
              <text:list>
                <text:list-item>
                  <text:h text:style-name="Heading_20_3" text:outline-level="3">Driver dependencies</text:h>
                </text:list-item>
              </text:list>
            </text:list-item>
          </text:list>
        </text:list-item>
      </text:list>
      <text:p text:style-name="P57"><text:a xlink:type="simple" xlink:href="#1.5.1.Common dependencies|outline" text:style-name="Internet_20_link" text:visited-style-name="Visited_20_Internet_20_Link"><text:span text:style-name="T41">Common dependencies</text:span></text:a><text:span text:style-name="T41"> + </text:span></text:p>
      <text:p text:style-name="P59"/>
      <table:table table:name="Table1" table:style-name="Table1">
        <table:table-column table:style-name="Table1.A"/>
        <table:table-column table:style-name="Table1.B"/>
        <table:table-column table:style-name="Table1.C"/>
        <table:table-row>
          <table:table-cell table:style-name="Table1.A1" office:value-type="string">
            <text:p text:style-name="P21">Library name</text:p>
          </table:table-cell>
          <table:table-cell table:style-name="Table1.B1" office:value-type="string">
            <text:p text:style-name="P21">Jar Files</text:p>
          </table:table-cell>
          <table:table-cell table:style-name="Table1.C1" office:value-type="string">
            <text:p text:style-name="P21">Comments</text:p>
          </table:table-cell>
        </table:table-row>
        <table:table-row>
          <table:table-cell table:style-name="Table1.A2" office:value-type="string">
            <text:p text:style-name="Standard">JPPF server</text:p>
          </table:table-cell>
          <table:table-cell table:style-name="Table1.B2" office:value-type="string">
            <text:p text:style-name="Standard">jppf-server.jar</text:p>
          </table:table-cell>
          <table:table-cell table:style-name="Table1.C2" office:value-type="string">
            <text:p text:style-name="Standard">Driver-specific code</text:p>
          </table:table-cell>
        </table:table-row>
        <table:table-row>
          <table:table-cell table:style-name="Table1.A2" office:value-type="string">
            <text:p text:style-name="P59">JPPF node</text:p>
          </table:table-cell>
          <table:table-cell table:style-name="Table1.B2" office:value-type="string">
            <text:p text:style-name="P59">jppf-node.jar</text:p>
          </table:table-cell>
          <table:table-cell table:style-name="Table1.C2" office:value-type="string">
            <text:p text:style-name="P59">Node bootstraping, distributed class loader and other no<text:span text:style-name="T45">d</text:span>e APIs</text:p>
          </table:table-cell>
        </table:table-row>
      </table:table>
      <text:p text:style-name="Standard"/>
      <text:list xml:id="list93138027300033" text:continue-numbering="true" text:style-name="Outline">
        <text:list-item>
          <text:list>
            <text:list-item>
              <text:list>
                <text:list-item>
                  <text:h text:style-name="Heading_20_3" text:outline-level="3">Client <text:span text:style-name="T41">application </text:span>dependencies</text:h>
                </text:list-item>
              </text:list>
            </text:list-item>
          </text:list>
        </text:list-item>
      </text:list>
      <text:p text:style-name="P57"><text:a xlink:type="simple" xlink:href="#1.5.1.Common dependencies|outline" text:style-name="Internet_20_link" text:visited-style-name="Visited_20_Internet_20_Link"><text:span text:style-name="T41">Common dependencies</text:span></text:a><text:span text:style-name="T41"> + application-specific dependencies +</text:span></text:p>
      <text:p text:style-name="P59"/>
      <table:table table:name="Table2" table:style-name="Table2">
        <table:table-column table:style-name="Table2.A"/>
        <table:table-column table:style-name="Table2.B"/>
        <table:table-column table:style-name="Table2.C"/>
        <table:table-row>
          <table:table-cell table:style-name="Table2.A1" office:value-type="string">
            <text:p text:style-name="P21">Library name</text:p>
          </table:table-cell>
          <table:table-cell table:style-name="Table2.B1" office:value-type="string">
            <text:p text:style-name="P21">Jar Files</text:p>
          </table:table-cell>
          <table:table-cell table:style-name="Table2.C1" office:value-type="string">
            <text:p text:style-name="P21">Comments</text:p>
          </table:table-cell>
        </table:table-row>
        <table:table-row>
          <table:table-cell table:style-name="Table2.A2" office:value-type="string">
            <text:p text:style-name="Standard">JPPF client</text:p>
          </table:table-cell>
          <table:table-cell table:style-name="Table2.B2" office:value-type="string">
            <text:p text:style-name="Standard">jppf-client.jar</text:p>
          </table:table-cell>
          <table:table-cell table:style-name="Table2.C2" office:value-type="string">
            <text:p text:style-name="Standard">Client-specific code</text:p>
          </table:table-cell>
        </table:table-row>
      </table:table>
      <text:p text:style-name="Standard"/>
      <text:list xml:id="list93137940665021" text:continue-numbering="true" text:style-name="Outline">
        <text:list-item>
          <text:list>
            <text:list-item>
              <text:list>
                <text:list-item>
                  <text:h text:style-name="P140" text:outline-level="3">Administration console dependencies</text:h>
                </text:list-item>
              </text:list>
            </text:list-item>
          </text:list>
        </text:list-item>
      </text:list>
      <text:p text:style-name="P57"><text:a xlink:type="simple" xlink:href="#1.5.1.Common dependencies|outline" text:style-name="Internet_20_link" text:visited-style-name="Visited_20_Internet_20_Link"><text:span text:style-name="T41">Common dependencies</text:span></text:a><text:span text:style-name="T41"> + </text:span></text:p>
      <text:p text:style-name="P59"/>
      <table:table table:name="Table3" table:style-name="Table3">
        <table:table-column table:style-name="Table3.A"/>
        <table:table-column table:style-name="Table3.B"/>
        <table:table-column table:style-name="Table3.C"/>
        <table:table-row>
          <table:table-cell table:style-name="Table3.A1" office:value-type="string">
            <text:p text:style-name="P21">Library name</text:p>
          </table:table-cell>
          <table:table-cell table:style-name="Table3.B1" office:value-type="string">
            <text:p text:style-name="P21">Jar Files</text:p>
          </table:table-cell>
          <table:table-cell table:style-name="Table3.C1" office:value-type="string">
            <text:p text:style-name="P21">Comments</text:p>
          </table:table-cell>
        </table:table-row>
        <table:table-row>
          <table:table-cell table:style-name="Table3.A2" office:value-type="string">
            <text:p text:style-name="Standard">JPPF admin</text:p>
          </table:table-cell>
          <table:table-cell table:style-name="Table3.B2" office:value-type="string">
            <text:p text:style-name="Standard">jppf-admin.jar</text:p>
          </table:table-cell>
          <table:table-cell table:style-name="Table3.C2" office:value-type="string">
            <text:p text:style-name="Standard">Administration console-specific code</text:p>
          </table:table-cell>
        </table:table-row>
        <table:table-row>
          <table:table-cell table:style-name="Table3.A2" office:value-type="string">
            <text:p text:style-name="Standard">JPPF client</text:p>
          </table:table-cell>
          <table:table-cell table:style-name="Table3.B2" office:value-type="string">
            <text:p text:style-name="Standard">jppf-client.jar</text:p>
          </table:table-cell>
          <table:table-cell table:style-name="Table3.C2" office:value-type="string">
            <text:p text:style-name="Standard">Client-specific code</text:p>
          </table:table-cell>
        </table:table-row>
        <table:table-row>
          <table:table-cell table:style-name="Table3.A2" office:value-type="string">
            <text:p text:style-name="Standard"><text:a xlink:type="simple" xlink:href="http://groovy.codehaus.org/" text:style-name="Internet_20_link" text:visited-style-name="Visited_20_Internet_20_Link">Groovy</text:a></text:p>
          </table:table-cell>
          <table:table-cell table:style-name="Table3.B2" office:value-type="string">
            <text:p text:style-name="Standard">groovy-all-1.6.5.jar</text:p>
          </table:table-cell>
          <table:table-cell table:style-name="Table3.C2" office:value-type="string">
            <text:p text:style-name="Standard">Groovy scripting engine and APIs</text:p>
          </table:table-cell>
        </table:table-row>
        <table:table-row>
          <table:table-cell table:style-name="Table3.A2" office:value-type="string">
            <text:p text:style-name="Standard"><text:a xlink:type="simple" xlink:href="http://www.miglayout.com/" text:style-name="Internet_20_link" text:visited-style-name="Visited_20_Internet_20_Link">MigLayout</text:a></text:p>
          </table:table-cell>
          <table:table-cell table:style-name="Table3.B2" office:value-type="string">
            <text:p text:style-name="Standard">miglayout-3.7-swing.jar</text:p>
          </table:table-cell>
          <table:table-cell table:style-name="Table3.C2" office:value-type="string">
            <text:p text:style-name="Standard">Swing layout library</text:p>
          </table:table-cell>
        </table:table-row>
        <table:table-row>
          <table:table-cell table:style-name="Table3.A2" office:value-type="string">
            <text:p text:style-name="Standard"><text:a xlink:type="simple" xlink:href="http://www.jfree.org/jfreechart" text:style-name="Internet_20_link" text:visited-style-name="Visited_20_Internet_20_Link">JFreeChart</text:a></text:p>
          </table:table-cell>
          <table:table-cell table:style-name="Table3.B2" office:value-type="string">
            <text:p text:style-name="Standard">jfreechart-1.0.12.jar</text:p>
            <text:p text:style-name="Standard">jcommon-1.0.15.jar</text:p>
          </table:table-cell>
          <table:table-cell table:style-name="Table3.C2" office:value-type="string">
            <text:p text:style-name="Standard">Charting components for Swing GUIs</text:p>
          </table:table-cell>
        </table:table-row>
        <table:table-row>
          <table:table-cell table:style-name="Table3.A2" office:value-type="string">
            <text:p text:style-name="Standard"><text:a xlink:type="simple" xlink:href="http://www.jgoodies.com/freeware/looks" text:style-name="Internet_20_link" text:visited-style-name="Visited_20_Internet_20_Link">JGoodies Looks</text:a></text:p>
          </table:table-cell>
          <table:table-cell table:style-name="Table3.B2" office:value-type="string">
            <text:p text:style-name="Standard">looks-2.2.2.jar</text:p>
          </table:table-cell>
          <table:table-cell table:style-name="Table3.C2" office:value-type="string">
            <text:p text:style-name="Standard">Swing look and feel</text:p>
          </table:table-cell>
        </table:table-row>
        <table:table-row>
          <table:table-cell table:style-name="Table3.A2" office:value-type="string">
            <text:p text:style-name="Standard"><text:a xlink:type="simple" xlink:href="http://jung.sourceforge.net/" text:style-name="Internet_20_link" text:visited-style-name="Visited_20_Internet_20_Link">JUNG</text:a></text:p>
          </table:table-cell>
          <table:table-cell table:style-name="Table3.B2" office:value-type="string">
            <text:p text:style-name="Standard">jung-algorithms-2.0.1.jar</text:p>
            <text:p text:style-name="Standard">jung-api-2.0.1.jar</text:p>
            <text:p text:style-name="Standard">jung-graph-impl-2.0.1.jar</text:p>
            <text:p text:style-name="Standard">jung-visualization-2.0.1.jar</text:p>
            <text:p text:style-name="Standard">collections-generic-4.01.jar</text:p>
            <text:p text:style-name="Standard">colt-1.2.0.jar</text:p>
            <text:p text:style-name="Standard">concurrent-1.3.4.jar</text:p>
          </table:table-cell>
          <table:table-cell table:style-name="Table3.C2" office:value-type="string">
            <text:p text:style-name="Standard">Graph library</text:p>
          </table:table-cell>
        </table:table-row>
      </table:table>
      <text:p text:style-name="P4"/>
      <text:p text:style-name="P4"/>
      <text:list xml:id="list93136454071565" text:continue-numbering="true" text:style-name="Outline">
        <text:list-item>
          <text:list>
            <text:list-item>
              <text:h text:style-name="P128" text:outline-level="2">Web administration console</text:h>
              <text:list>
                <text:list-item>
                  <text:h text:style-name="Heading_20_3" text:outline-level="3">What is it?</text:h>
                </text:list-item>
              </text:list>
            </text:list-item>
          </text:list>
        </text:list-item>
      </text:list>
      <text:p text:style-name="P14">The JPPF web administration console is a web-based functional equivalent to the desktop-based console, with a few significant differences:</text:p>
      <text:p text:style-name="P14"/>
      <text:list xml:id="list93136386320153" text:continue-list="list93136544706179" text:style-name="List_20_1">
        <text:list-item>
          <text:p text:style-name="P109">it has all the features of its desktop counterpart, except for the charts, which are not impl<text:span text:style-name="T64">e</text:span>ment<text:span text:style-name="T63">ed</text:span> yet</text:p>
        </text:list-item>
        <text:list-item>
          <text:p text:style-name="P109">it is multi-user and handles both authentication and authorizations</text:p>
        </text:list-item>
        <text:list-item>
          <text:p text:style-name="P110">its configuration is manageable from its own administrative user interface</text:p>
        </text:list-item>
      </text:list>
      <text:p text:style-name="P13"/>
      <text:p text:style-name="P17">The web administration <text:span text:style-name="T69">console </text:span>is based on the <text:a xlink:type="simple" xlink:href="http://wicket.apache.org/" text:style-name="Internet_20_link" text:visited-style-name="Visited_20_Internet_20_Link">Apache Wicket 7.x</text:a> web framework, which requires a servlet container supporting the <text:a xlink:type="simple" xlink:href="https://jcp.org/aboutJava/communityprocess/mrel/jsr315/index.html" text:style-name="Internet_20_link" text:visited-style-name="Visited_20_Internet_20_Link">servlet 3.0 specification</text:a>. As for the current version of JPPF, Java 7 or later is also required.</text:p>
      <text:list xml:id="list93136965716002" text:continue-list="list93136454071565" text:style-name="Outline">
        <text:list-item>
          <text:list>
            <text:list-item>
              <text:list>
                <text:list-item>
                  <text:h text:style-name="Heading_20_3" text:outline-level="3">Authentication and authorizations</text:h>
                  <text:list>
                    <text:list-item>
                      <text:h text:style-name="Heading_20_4" text:outline-level="4">Authentication</text:h>
                    </text:list-item>
                  </text:list>
                </text:list-item>
              </text:list>
            </text:list-item>
          </text:list>
        </text:list-item>
      </text:list>
      <text:p text:style-name="P15">The web administration uses form-based, container-managed authentication. This means that user credentials (user name and password) are entered via a login screen and then validated by the web-or application server, using the mechanisms exposed by the server.</text:p>
      <text:list xml:id="list93137398075003" text:continue-numbering="true" text:style-name="Outline">
        <text:list-item>
          <text:list>
            <text:list-item>
              <text:list>
                <text:list-item>
                  <text:list>
                    <text:list-item>
                      <text:h text:style-name="Heading_20_4" text:outline-level="4"><text:span text:style-name="T65">User r</text:span>oles</text:h>
                    </text:list-item>
                  </text:list>
                </text:list-item>
              </text:list>
            </text:list-item>
          </text:list>
        </text:list-item>
      </text:list>
      <text:p text:style-name="P16">The web administration console defines 3 user roles, each with its own set of associated authorizations:</text:p>
      <text:p text:style-name="P16"/>
      <text:list xml:id="list93137193606790" text:continue-list="list93136386320153" text:style-name="List_20_1">
        <text:list-item>
          <text:p text:style-name="P111"><text:span text:style-name="T1">jppf-monitor</text:span>: users in this role can only observe <text:span text:style-name="T66">the state of the grid and of the jobs that run in it. They cannot stop/restart drivers or nodes, change their configuration, start slave nodes, suspend or cancel jobs, etc. Actions that are not permitted will always be disabled in the toolbars. Pages that are not allowed will not be displayed in the navigation bar on the left side.</text:span></text:p>
        </text:list-item>
        <text:list-item>
          <text:p text:style-name="P111"><text:span text:style-name="T1">jppf-manager</text:span>: <text:span text:style-name="T66">users in this role have all the permissions of the "jppf-monitor" role along with the rights to change the state <text:s/>and behavior of the grid, including drivers, nodes and jobs.</text:span></text:p>
        </text:list-item>
        <text:list-item>
          <text:p text:style-name="P111">j<text:span text:style-name="T1">ppf-admin</text:span>: <text:span text:style-name="T66">users in this role have access to an administration screen not visible to other roles, which allows them to change, import and export the JPPF congfiguration of the web admin console and to restart the underlying JPPF client to take configuration changes into account. A user with only this role will only see the administration screen. Therefore, it is recommended to use it in combination with one of the other two roles.</text:span></text:p>
        </text:list-item>
      </text:list>
      <text:list xml:id="list93136782682369" text:continue-list="list93137398075003" text:style-name="Outline">
        <text:list-item>
          <text:list>
            <text:list-item>
              <text:list>
                <text:list-item>
                  <text:list>
                    <text:list-item>
                      <text:h text:style-name="Heading_20_4" text:outline-level="4">User roles mapping</text:h>
                    </text:list-item>
                  </text:list>
                </text:list-item>
              </text:list>
            </text:list-item>
          </text:list>
        </text:list-item>
      </text:list>
      <text:p text:style-name="P19">The task of mapping users or groups to application roles depends almost entirely on the application server in which the web console is deployed. <text:span text:style-name="T68">For those servers that require a specific deployment constructor to specify roles mapping (currently Glasfish and Weblogic), such a descriptor is provided and included in the .war file. In any case, you should follow the specific server's documentation to define a user registry and/or map it to the JPPF roles.</text:span></text:p>
      <text:list xml:id="list93136314283932" text:continue-numbering="true" text:style-name="Outline">
        <text:list-item>
          <text:list>
            <text:list-item>
              <text:list>
                <text:list-item>
                  <text:h text:style-name="Heading_20_3" text:outline-level="3">Supported application servers</text:h>
                </text:list-item>
              </text:list>
            </text:list-item>
          </text:list>
        </text:list-item>
      </text:list>
      <text:p text:style-name="P18">The JPPF web admin console has been tested on Tomcat 7.0, Jetty 9.2, Glasfish 4.1, Wildfly 8.2, We<text:span text:style-name="T67">b</text:span>sphere Liberty Profile 1<text:span text:style-name="T67">6</text:span>.0.0.<text:span text:style-name="T67">3</text:span> and Weblogic 12.1.3. It is designed to work on any <text:span text:style-name="T67">servlet</text:span> container <text:span text:style-name="T67">that supports the </text:span>Servlet 3.0 <text:span text:style-name="T67">specificiation.</text:span></text:p>
      <text:list xml:id="list93136327382938" text:continue-numbering="true" text:style-name="Outline">
        <text:list-item>
          <text:list>
            <text:list-item>
              <text:list>
                <text:list-item>
                  <text:h text:style-name="Heading_20_3" text:outline-level="3">Building from the source</text:h>
                </text:list-item>
              </text:list>
            </text:list-item>
          </text:list>
        </text:list-item>
      </text:list>
      <text:p text:style-name="P20">The JPPF web administration console is distributed as a self-contained module and includes sources, required libraries, deployment descriptors, resources and build scripts. As for any JPPF module, the web console is built with <text:a xlink:type="simple" xlink:href="http://ant.apache.org/" text:style-name="Internet_20_link" text:visited-style-name="Visited_20_Internet_20_Link">Apache Ant</text:a>. It is recommended to have Ant 1.9.0 or later installed before building.</text:p>
      <text:p text:style-name="P20"/>
      <text:p text:style-name="P20">To build, simply unzip the JPPF-x.y.z-admin-web.zip file into a directory of your choice, then open a shell in the resulting <text:s/><text:span text:style-name="T1">JPPF-x.y.z-admin-web</text:span> folder. In this shell type "ant build" or just "ant" to build the JPPFWebAdmin.war file. The file is created in the <text:span text:style-name="T1">build/</text:span> sub-folder. The application resources, especially the deployment descriptors, are found in the <text:span text:style-name="T1">webapp/</text:span> sub-folder.</text:p>
      <text:p text:style-name="P13"/>
      <text:p text:style-name="P13"/>
      <text:list xml:id="list93137380479639" text:continue-numbering="true" text:style-name="Outline">
        <text:list-item>
          <text:list>
            <text:list-item>
              <text:h text:style-name="P128" text:outline-level="2">Emb<text:span text:style-name="T72">e</text:span>dded driver and node</text:h>
              <text:list>
                <text:list-item>
                  <text:h text:style-name="Heading_20_3" text:outline-level="3">Embedded driver</text:h>
                </text:list-item>
              </text:list>
            </text:list-item>
          </text:list>
        </text:list-item>
      </text:list>
      <text:p text:style-name="P112">A JPPF driver can be started programmatically suing the <text:a xlink:type="simple" xlink:href="https://www.jppf.org/javadoc/6.1/index.html?org/jppf/server/JPPFDriver.html" text:style-name="Internet_20_link" text:visited-style-name="Visited_20_Internet_20_Link">JPPFDriver</text:a> class , defined as:</text:p>
      <text:p text:style-name="P112"/>
      <text:p text:style-name="Code_20_block">public class JPPFDriver {</text:p>
      <text:p text:style-name="Code_20_block"><text:s text:c="2"/><text:span text:style-name="T25">// Initialize this JPPF driver with the specified configuration</text:span></text:p>
      <text:p text:style-name="Code_20_block"><text:s text:c="2"/>public JPPFDriver(TypedProperties configuration)</text:p>
      <text:p text:style-name="Code_20_block"/>
      <text:p text:style-name="Code_20_block"><text:s text:c="2"/><text:span text:style-name="T25">// Initialize and start this driver</text:span></text:p>
      <text:p text:style-name="Code_20_block"><text:s text:c="2"/>public JPPFDriver start() throws Exception</text:p>
      <text:p text:style-name="Code_20_block"/>
      <text:p text:style-name="Code_20_block"><text:s text:c="2"/><text:span text:style-name="T25">// Get this driver's unique identifier</text:span></text:p>
      <text:p text:style-name="Code_20_block"><text:s text:c="2"/>public String getUuid()</text:p>
      <text:p text:style-name="Code_20_block"/>
      <text:p text:style-name="Code_20_block"><text:s text:c="2"/><text:span text:style-name="T25">// Get a server-side representation of a job from its uuid</text:span></text:p>
      <text:p text:style-name="Code_20_block"><text:s text:c="2"/>public JPPFDistributedJob getJob(String <text:span text:style-name="T73">jobU</text:span>uid)</text:p>
      <text:p text:style-name="Code_20_block"/>
      <text:p text:style-name="Code_20_block"><text:s text:c="2"/><text:span text:style-name="T25">// Get the object which manages the job dispatch </text:span><text:span text:style-name="T29">listeners</text:span></text:p>
      <text:p text:style-name="Code_20_block"><text:s text:c="2"/>public JobTasksListenerManager getJobTasksListenerManager()</text:p>
      <text:p text:style-name="Code_20_block"/>
      <text:p text:style-name="Code_20_block"><text:s text:c="2"/><text:span text:style-name="T25">// Get the system ibnformation for this driver</text:span></text:p>
      <text:p text:style-name="Code_20_block"><text:s text:c="2"/>public JPPFSystemInformation getSystemInformation()</text:p>
      <text:p text:style-name="Code_20_block"/>
      <text:p text:style-name="Code_20_block"><text:s text:c="2"/><text:span text:style-name="T25">// Get the object holding the statistics monitors</text:span></text:p>
      <text:p text:style-name="Code_20_block"><text:s text:c="2"/>public JPPFStatistics getStatistics()</text:p>
      <text:p text:style-name="Code_20_block"/>
      <text:p text:style-name="Code_20_block"><text:s text:c="2"/><text:span text:style-name="T25">// Add a custom peer driver discovery mechanism to those already registered, if any</text:span></text:p>
      <text:p text:style-name="Code_20_block"><text:s text:c="2"/>public void addDriverDiscovery(PeerDriverDiscovery discovery)</text:p>
      <text:p text:style-name="Code_20_block"/>
      <text:p text:style-name="Code_20_block"><text:s text:c="2"/><text:span text:style-name="T25">// Remove a custom peer driver discovery mechanism from those already registered</text:span></text:p>
      <text:p text:style-name="Code_20_block"><text:s text:c="2"/>public void removeDriverDiscovery(PeerDriverDiscovery discovery)</text:p>
      <text:p text:style-name="Code_20_block"/>
      <text:p text:style-name="P144"><text:s text:c="2"/><text:span text:style-name="T25">// Determine whether this server </text:span><text:span text:style-name="T29">is </text:span><text:span text:style-name="T25">shut</text:span><text:span text:style-name="T29">ting </text:span><text:span text:style-name="T25">down,</text:span></text:p>
      <text:p text:style-name="P144"><text:s text:c="2"/><text:span text:style-name="T25">// in which case it does not accept connections anymore</text:span></text:p>
      <text:p text:style-name="Code_20_block"><text:s text:c="2"/>public boolean isShuttingDown()</text:p>
      <text:p text:style-name="Code_20_block"/>
      <text:p text:style-name="Code_20_block"><text:s text:c="2"/><text:span text:style-name="T25">// Get this driver's configuration</text:span></text:p>
      <text:p text:style-name="Code_20_block"><text:s text:c="2"/>public TypedProperties getConfiguration()</text:p>
      <text:p text:style-name="Code_20_block"/>
      <text:p text:style-name="Code_20_block"><text:s text:c="2"/><text:span text:style-name="T25">// Shutdown this driver and all its components</text:span></text:p>
      <text:p text:style-name="Code_20_block"><text:s text:c="2"/>public void shutdown()</text:p>
      <text:p text:style-name="Code_20_block">}</text:p>
      <text:p text:style-name="P113"/>
      <text:p text:style-name="P114">The driver's life cycle is as follows:</text:p>
      <text:p text:style-name="P114"/>
      <text:p text:style-name="P114"><text:span text:style-name="T76">1) </text:span>create it using the constructor <text:span text:style-name="Code_20_char">JPPFDriver(TypedProperies)</text:span> which takes a <text:a xlink:type="simple" xlink:href="https://www.jppf.org/doc/6.1/index.php?title=The_JPPF_configuration_API" text:style-name="Internet_20_link" text:visited-style-name="Visited_20_Internet_20_Link">configuration</text:a> object</text:p>
      <text:p text:style-name="P114"><text:span text:style-name="T76">2) </text:span>start the driver using the <text:span text:style-name="Code_20_char">start()</text:span> method</text:p>
      <text:p text:style-name="P114"><text:span text:style-name="T76">3) </text:span>when it is no longer needed, suht it down with the <text:span text:style-name="Code_20_char">shutdown()</text:span> method</text:p>
      <text:p text:style-name="P114"/>
      <text:p text:style-name="P114">Here is an example usage:</text:p>
      <text:p text:style-name="P114"/>
      <text:p text:style-name="P67">// create the driver configuration</text:p>
      <text:p text:style-name="Code_20_block">TypedProperties driverConfig = new TypedProperties()</text:p>
      <text:p text:style-name="P147"><text:s text:c="2"/>.set(JPPFProperties.SERVER_PORT, 11111)</text:p>
      <text:p text:style-name="P147"><text:s text:c="2"/><text:span text:style-name="T25">// </text:span><text:span text:style-name="T30">disable SSL</text:span></text:p>
      <text:p text:style-name="P147"><text:s text:c="2"/>.set(JPPFProperties.SSL_SERVER_PORT, -<text:span text:style-name="T75">1</text:span>);</text:p>
      <text:p text:style-name="Code_20_block"/>
      <text:p text:style-name="P67">// start the JPPF driver</text:p>
      <text:p text:style-name="Code_20_block">final JPPFDriver driver = new JPPFDriver(driverConfig).start();</text:p>
      <text:p text:style-name="Code_20_block"/>
      <text:p text:style-name="P146">// ... <text:span text:style-name="T74">use the driver ...</text:span></text:p>
      <text:p text:style-name="Code_20_block"/>
      <text:p text:style-name="P67">// now shut it down</text:p>
      <text:p text:style-name="Code_20_block">driver.shutdown();</text:p>
      <text:list xml:id="list93136611897792" text:continue-numbering="true" text:style-name="Outline">
        <text:list-item>
          <text:list>
            <text:list-item>
              <text:list>
                <text:list-item>
                  <text:h text:style-name="Heading_20_3" text:outline-level="3"><text:soft-page-break/>Embedded node</text:h>
                </text:list-item>
              </text:list>
            </text:list-item>
          </text:list>
        </text:list-item>
      </text:list>
      <text:p text:style-name="P116">A JPPF node can be created and started using the <text:a xlink:type="simple" xlink:href="https://www.jppf.org/javadoc/6.1/index.html?org/jppf/node/NodeRunner.html" text:style-name="Internet_20_link" text:visited-style-name="Visited_20_Internet_20_Link">NodeRunner</text:a> class, which will create a <text:a xlink:type="simple" xlink:href="https://www.jppf.org/javadoc/6.1/index.html?org/jppf/node/Node.html" text:style-name="Internet_20_link" text:visited-style-name="Visited_20_Internet_20_Link">Node</text:a> object. <text:a xlink:type="simple" xlink:href="https://www.jppf.org/javadoc/6.1/index.html?org/jppf/node/NodeRunner.html" text:style-name="Internet_20_link" text:visited-style-name="Visited_20_Internet_20_Link">NodeRunner</text:a> exposes the following API:</text:p>
      <text:p text:style-name="P115"/>
      <text:p text:style-name="Code_20_block">public class NodeRunner {</text:p>
      <text:p text:style-name="Code_20_block"><text:s text:c="2"/><text:span text:style-name="T25">// Initialize this node runner with the specified configuration</text:span></text:p>
      <text:p text:style-name="Code_20_block"><text:s text:c="2"/>public NodeRunner(TypedProperties configuration)</text:p>
      <text:p text:style-name="Code_20_block"/>
      <text:p text:style-name="Code_20_block"><text:s text:c="2"/><text:span text:style-name="T25">// Run a node embedded in the current JVM</text:span></text:p>
      <text:p text:style-name="Code_20_block"><text:s text:c="2"/>public void start(String...args)</text:p>
      <text:p text:style-name="Code_20_block"/>
      <text:p text:style-name="Code_20_block"><text:s text:c="2"/><text:span text:style-name="T25">// Shutdown the node</text:span></text:p>
      <text:p text:style-name="Code_20_block"><text:s text:c="2"/>public void shutdown()</text:p>
      <text:p text:style-name="Code_20_block"/>
      <text:p text:style-name="Code_20_block"><text:s text:c="2"/><text:span text:style-name="T25">// Get the node's universal unique identifier</text:span></text:p>
      <text:p text:style-name="Code_20_block"><text:s text:c="2"/>public String getUuid()</text:p>
      <text:p text:style-name="Code_20_block"/>
      <text:p text:style-name="Code_20_block"><text:s text:c="2"/><text:span text:style-name="T25">// Determine whether the node is offline</text:span></text:p>
      <text:p text:style-name="Code_20_block"><text:s text:c="2"/>public boolean isOffline()</text:p>
      <text:p text:style-name="Code_20_block"/>
      <text:p text:style-name="Code_20_block"><text:s text:c="2"/><text:span text:style-name="T25">// Get the actual node started by this node runner, if any</text:span></text:p>
      <text:p text:style-name="Code_20_block"><text:s text:c="2"/>public Node getNode()</text:p>
      <text:p text:style-name="Code_20_block">}</text:p>
      <text:p text:style-name="P115"/>
      <text:p text:style-name="P117">From this API, the node life cycle is straightforward:</text:p>
      <text:p text:style-name="P117"/>
      <text:p text:style-name="P117">1) create a <text:span text:style-name="Code_20_char">NodeRunner</text:span> using the constructor <text:span text:style-name="Code_20_char">NodeRunner(TypedProperties)</text:span> which take a <text:a xlink:type="simple" xlink:href="https://www.jppf.org/doc/6.1/index.php?title=The_JPPF_configuration_API" text:style-name="Internet_20_link" text:visited-style-name="Visited_20_Internet_20_Link"><text:span text:style-name="T73">configuration</text:span></text:a> object</text:p>
      <text:p text:style-name="P117"/>
      <text:p text:style-name="P117">2) start the node with the <text:span text:style-name="Code_20_char">start()</text:span> method</text:p>
      <text:p text:style-name="P150"><text:span text:style-name="T1">Important note:</text:span> <text:span text:style-name="T10">the </text:span><text:span text:style-name="Code_20_char"><text:span text:style-name="T10">start()</text:span></text:span><text:span text:style-name="T10"> method is </text:span><text:span text:style-name="T85">blocking</text:span><text:span text:style-name="T10">, therefore it should be </text:span><text:span text:style-name="T15">called</text:span><text:span text:style-name="T10"> from a separate thread to avoid blocking the current thread, as in this example:</text:span></text:p>
      <text:p text:style-name="P148">final NodeRunner runner = ...;</text:p>
      <text:p text:style-name="P148">new Thread(() -&gt; runner.start()).start();</text:p>
      <text:p text:style-name="P117"/>
      <text:p text:style-name="P117">3) when the node is no longer needed,; shut it down by calling <text:span text:style-name="Code_20_char">shutdown()</text:span></text:p>
      <text:p text:style-name="P117"><text:span text:style-name="Code_20_char"><text:span text:style-name="T78"/></text:span></text:p>
      <text:p text:style-name="Note_5f_Tip"><text:span text:style-name="Code_20_char"><text:span text:style-name="T81">Note:</text:span></text:span><text:span text:style-name="Code_20_char"><text:span text:style-name="T79"> </text:span></text:span><text:span text:style-name="Code_20_char"><text:span text:style-name="T82">the </text:span></text:span><text:a xlink:type="simple" xlink:href="https://www.jppf.org/javadoc/6.1/index.html?org/jppf/node/Node.html" text:style-name="Internet_20_link" text:visited-style-name="Visited_20_Internet_20_Link"><text:span text:style-name="Code_20_char"><text:span text:style-name="T83">Node</text:span></text:span></text:a><text:span text:style-name="Code_20_char"><text:span text:style-name="T82"> instance returned by </text:span></text:span><text:span text:style-name="Code_20_char"><text:span text:style-name="T16">getNode()</text:span></text:span><text:span text:style-name="Code_20_char"><text:span text:style-name="T82"> may vary over time: whenever the node is disconnected from the driver, the </text:span></text:span><text:span text:style-name="Code_20_char"><text:span text:style-name="T16">NodeRunner</text:span></text:span><text:span text:style-name="Code_20_char"><text:span text:style-name="T82"> will create a new </text:span></text:span><text:span text:style-name="Code_20_char"><text:span text:style-name="T16">Node</text:span></text:span><text:span text:style-name="Code_20_char"><text:span text:style-name="T82"> isntance and attempt to connect it back.</text:span></text:span></text:p>
      <text:p text:style-name="P118"><text:span text:style-name="Code_20_char"><text:span text:style-name="T79"/></text:span></text:p>
      <text:p text:style-name="P119"><text:span text:style-name="Code_20_char"><text:span text:style-name="T84">Example usage:</text:span></text:span></text:p>
      <text:p text:style-name="P119"><text:span text:style-name="Code_20_char"><text:span text:style-name="T84"/></text:span></text:p>
      <text:p text:style-name="Code_20_block"><text:span text:style-name="Code_20_char"><text:span text:style-name="T25">// create the node configuration</text:span></text:span></text:p>
      <text:p text:style-name="Code_20_block"><text:span text:style-name="Code_20_char">TypedProperties nodeConfig = new TypedProperties()</text:span></text:p>
      <text:p text:style-name="Code_20_block"><text:span text:style-name="Code_20_char"><text:s text:c="2"/>.set(JPPFProperties.SERVER_HOST, "localhost")</text:span></text:p>
      <text:p text:style-name="Code_20_block"><text:span text:style-name="Code_20_char"><text:s text:c="2"/>.set(JPPFProperties.SERVER_PORT, 11111)</text:span></text:p>
      <text:p text:style-name="Code_20_block"><text:span text:style-name="Code_20_char"><text:s text:c="2"/>.set(JPPFProperties.MANAGEMENT_PORT, 11111)</text:span></text:p>
      <text:p text:style-name="Code_20_block"><text:span text:style-name="Code_20_char"><text:s text:c="2"/>.set(JPPFProperties.SSL_ENABLED, false);</text:span></text:p>
      <text:p text:style-name="Code_20_block"><text:span text:style-name="Code_20_char"/></text:p>
      <text:p text:style-name="Code_20_block"><text:span text:style-name="Code_20_char">final NodeRunner nodeRunner = new NodeRunner(nodeConfig);</text:span></text:p>
      <text:p text:style-name="Code_20_block"><text:span text:style-name="Code_20_char"><text:span text:style-name="T25">// start the node in a separate thread</text:span></text:span></text:p>
      <text:p text:style-name="Code_20_block"><text:span text:style-name="Code_20_char">new Thread(() -&gt; nodeRunner.start()).start();</text:span></text:p>
      <text:p text:style-name="Code_20_block"><text:span text:style-name="Code_20_char"/></text:p>
      <text:p text:style-name="Code_20_block"><text:span text:style-name="Code_20_char"><text:span text:style-name="T25">// ... use the node ...</text:span></text:span></text:p>
      <text:p text:style-name="Code_20_block"><text:span text:style-name="Code_20_char"/></text:p>
      <text:p text:style-name="Code_20_block"><text:span text:style-name="Code_20_char"><text:span text:style-name="T25">// shut down the node</text:span></text:span></text:p>
      <text:p text:style-name="Code_20_block"><text:span text:style-name="Code_20_char">nodeRunner.shutdown();</text:span></text:p>
      <text:p text:style-name="P119"><text:span text:style-name="Code_20_char"><text:span text:style-name="T84"/></text:span></text:p>
      <text:p text:style-name="P119"><text:span text:style-name="Code_20_char"><text:span text:style-name="T8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dddddd" draw:opacity="100%"/>
      <style:paragraph-properties fo:keep-together="auto" style:page-number="auto" fo:background-color="#dddddd"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3">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15H2M24S</meta:editing-duration>
    <meta:editing-cycles>117</meta:editing-cycles>
    <meta:generator>LibreOffice/6.0.3.2$Windows_X86_64 LibreOffice_project/8f48d515416608e3a835360314dac7e47fd0b821</meta:generator>
    <meta:creation-date>2009-11-21T09:14:02.13</meta:creation-date>
    <dc:date>2018-12-08T09:31:35.493000000</dc:date>
    <meta:document-statistic meta:table-count="5" meta:image-count="4" meta:object-count="0" meta:page-count="15" meta:paragraph-count="442" meta:word-count="5229" meta:character-count="34573" meta:non-whitespace-character-count="2964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